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text-properties fo:font-size="12pt" style:font-size-asian="10.5pt" style:font-size-complex="12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89ecc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89ecc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c061e" officeooo:paragraph-rsid="018c061e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e2e8d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186bca2" officeooo:paragraph-rsid="0186bca2" style:font-size-asian="12.25pt" style:font-style-asian="normal" style:font-weight-asian="bold" style:font-size-complex="14pt" style:font-style-complex="normal" style:font-weight-complex="bold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88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9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9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20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20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06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07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09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17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18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19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23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2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2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2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1" style:family="paragraph" style:parent-style-name="Contents_20_Heading">
      <style:paragraph-properties fo:break-before="page"/>
    </style:style>
    <style:style style:name="P2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3" style:family="paragraph" style:parent-style-name="relazione">
      <style:text-properties fo:font-size="18pt" style:font-size-asian="18pt" style:font-size-complex="18pt"/>
    </style:style>
    <style:style style:name="P234" style:family="paragraph" style:parent-style-name="Heading_20_1">
      <style:paragraph-properties fo:text-align="start" style:justify-single-word="false" fo:break-before="page"/>
    </style:style>
    <style:style style:name="P235" style:family="paragraph" style:parent-style-name="Heading_20_1">
      <style:paragraph-properties fo:break-before="page"/>
      <style:text-properties officeooo:rsid="01854e5e" officeooo:paragraph-rsid="01854e5e"/>
    </style:style>
    <style:style style:name="P236" style:family="paragraph" style:parent-style-name="Heading_20_2">
      <style:text-properties officeooo:paragraph-rsid="0179cd44"/>
    </style:style>
    <style:style style:name="P237" style:family="paragraph" style:parent-style-name="Heading_20_2">
      <style:paragraph-properties fo:break-before="page"/>
    </style:style>
    <style:style style:name="P238" style:family="paragraph" style:parent-style-name="Standard">
      <style:paragraph-properties fo:text-align="start" style:justify-single-word="false"/>
      <style:text-properties fo:font-size="12pt" officeooo:rsid="01b09f4e" officeooo:paragraph-rsid="01b1c004" style:font-size-asian="12pt" style:font-size-complex="12pt"/>
    </style:style>
    <style:style style:name="P239" style:family="paragraph" style:parent-style-name="Standard" style:list-style-name="L39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size="12pt" officeooo:rsid="01b1c004" officeooo:paragraph-rsid="01b1c004" style:font-size-asian="12pt" style:font-size-complex="12pt"/>
    </style:style>
    <style:style style:name="P241" style:family="paragraph" style:parent-style-name="Standard" style:list-style-name="L39">
      <style:paragraph-properties fo:text-align="start" style:justify-single-word="false"/>
      <style:text-properties fo:font-size="12pt" officeooo:paragraph-rsid="01b1c004" style:font-size-asian="12pt" style:font-size-complex="12pt"/>
    </style:style>
    <style:style style:name="P242" style:family="paragraph" style:parent-style-name="Standard">
      <style:paragraph-properties fo:text-align="start" style:justify-single-word="false"/>
      <style:text-properties officeooo:rsid="01aba430" officeooo:paragraph-rsid="01af4ca2"/>
    </style:style>
    <style:style style:name="P24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44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45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46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47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48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49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50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96be1" style:font-size-asian="10.5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96be1" officeooo:paragraph-rsid="018e2e8d" style:font-size-asian="10.5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a8319" officeooo:paragraph-rsid="018a8319" style:font-size-asian="10.5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8f8311" officeooo:paragraph-rsid="018f8311" style:font-size-asian="10.5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 style:list-style-name="L2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1a01f66" style:font-size-asian="10.5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 style:list-style-name="L33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 style:list-style-name="L34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 style:list-style-name="L35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 style:list-style-name="L3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b09f4e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8066b" officeooo:paragraph-rsid="019cfd30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919f47" officeooo:paragraph-rsid="01919f47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309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310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11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fo:font-size="12pt" officeooo:paragraph-rsid="01b09f4e" style:font-size-asian="12pt" style:font-size-complex="12pt"/>
    </style:style>
    <style:style style:name="P312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fo:font-size="12pt" officeooo:paragraph-rsid="019cfd30" style:font-size-asian="12pt" style:font-size-complex="12pt"/>
    </style:style>
    <style:style style:name="P313" style:family="paragraph" style:parent-style-name="Standard" style:list-style-name="L39">
      <style:paragraph-properties fo:margin-top="0cm" fo:margin-bottom="0cm" loext:contextual-spacing="false" fo:text-align="start" style:justify-single-word="false"/>
      <style:text-properties fo:font-size="12pt" officeooo:paragraph-rsid="01b44e38" style:font-size-asian="12pt" style:font-size-complex="12pt"/>
    </style:style>
    <style:style style:name="P31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paragraph-rsid="01b8720a" style:font-size-asian="12pt" style:font-size-complex="12pt"/>
    </style:style>
    <style:style style:name="P315" style:family="paragraph" style:parent-style-name="Standard" style:list-style-name="L39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1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rsid="01b8720a" officeooo:paragraph-rsid="01b8720a" style:font-size-asian="12pt" style:font-size-complex="12pt"/>
    </style:style>
    <style:style style:name="P31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rsid="01ba5d62" officeooo:paragraph-rsid="01ba5d62" style:font-size-asian="12pt" style:font-size-complex="12pt"/>
    </style:style>
    <style:style style:name="P318" style:family="paragraph" style:parent-style-name="Standard" style:list-style-name="L39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19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rsid="01bbc1ad" officeooo:paragraph-rsid="01bbc1ad" style:font-size-asian="12pt" style:font-size-complex="12pt"/>
    </style:style>
    <style:style style:name="P320" style:family="paragraph" style:parent-style-name="Standard" style:list-style-name="L39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21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rsid="01bd5a4d" officeooo:paragraph-rsid="01bd5a4d" style:font-size-asian="12pt" style:font-size-complex="12pt"/>
    </style:style>
    <style:style style:name="P32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officeooo:rsid="01bfbb4e" officeooo:paragraph-rsid="01bfbb4e" style:font-size-asian="12pt" style:font-size-complex="12pt"/>
    </style:style>
    <style:style style:name="P323" style:family="paragraph" style:parent-style-name="Standard" style:list-style-name="L39">
      <style:paragraph-properties fo:margin-top="0cm" fo:margin-bottom="0cm" loext:contextual-spacing="false" fo:text-align="start" style:justify-single-word="false"/>
      <style:text-properties fo:font-size="12pt" officeooo:rsid="01c193e7" officeooo:paragraph-rsid="01c193e7" style:font-size-asian="12pt" style:font-size-complex="12pt"/>
    </style:style>
    <style:style style:name="P324" style:family="paragraph" style:parent-style-name="Standard" style:list-style-name="L39">
      <style:paragraph-properties fo:margin-top="0cm" fo:margin-bottom="0cm" loext:contextual-spacing="false" fo:text-align="start" style:justify-single-word="false" fo:break-before="page"/>
      <style:text-properties fo:font-size="12pt" officeooo:paragraph-rsid="01b8720a" style:font-size-asian="12pt" style:font-size-complex="12pt"/>
    </style:style>
    <style:style style:name="P325" style:family="paragraph" style:parent-style-name="Standard" style:list-style-name="L39">
      <style:paragraph-properties fo:margin-top="0cm" fo:margin-bottom="0cm" loext:contextual-spacing="false" fo:text-align="start" style:justify-single-word="false" fo:break-before="page"/>
      <style:text-properties fo:font-size="12pt" officeooo:rsid="01ba5d62" officeooo:paragraph-rsid="01ba5d62" style:font-size-asian="12pt" style:font-size-complex="12pt"/>
    </style:style>
    <style:style style:name="P326" style:family="paragraph" style:parent-style-name="Standard" style:list-style-name="L39">
      <style:paragraph-properties fo:margin-top="0cm" fo:margin-bottom="0cm" loext:contextual-spacing="false" fo:text-align="start" style:justify-single-word="false" fo:break-before="page"/>
      <style:text-properties fo:font-size="12pt" officeooo:rsid="01bfbb4e" officeooo:paragraph-rsid="01bfbb4e" style:font-size-asian="12pt" style:font-size-complex="12pt"/>
    </style:style>
    <style:style style:name="P327" style:family="paragraph" style:parent-style-name="Text_20_body" style:list-style-name="L32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3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9" style:family="paragraph">
      <style:text-properties style:font-name="Consolas" fo:font-size="10pt" style:font-size-asian="10pt" style:font-size-complex="10pt"/>
    </style:style>
    <style:style style:name="P330" style:family="paragraph">
      <loext:graphic-properties draw:fill="solid" draw:fill-color="#eeeeee"/>
      <style:text-properties style:font-name="Consolas" fo:font-size="10pt" style:font-size-asian="10pt" style:font-size-complex="10pt"/>
    </style:style>
    <style:style style:name="P331" style:family="paragraph">
      <loext:graphic-properties draw:fill="solid" draw:fill-color="#eeeeee"/>
      <style:text-properties style:font-name="Consolas" fo:font-size="8pt" style:font-size-asian="8pt" style:font-size-complex="8pt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fo:font-size="12pt" fo:font-style="normal" style:text-underline-style="none" fo:font-weight="normal" officeooo:rsid="00d34211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 Light" officeooo:rsid="003e6431"/>
    </style:style>
    <style:style style:name="T13" style:family="text">
      <style:text-properties style:font-name="Calibri Light" officeooo:rsid="004233ef"/>
    </style:style>
    <style:style style:name="T14" style:family="text">
      <style:text-properties style:font-name="Calibri Light" officeooo:rsid="0042b38c"/>
    </style:style>
    <style:style style:name="T15" style:family="text">
      <style:text-properties style:font-name="Calibri Light" officeooo:rsid="0042b4f2"/>
    </style:style>
    <style:style style:name="T16" style:family="text">
      <style:text-properties style:font-name="Calibri Light" officeooo:rsid="005913ea"/>
    </style:style>
    <style:style style:name="T17" style:family="text">
      <style:text-properties style:font-name="Calibri Light" officeooo:rsid="005a9f84"/>
    </style:style>
    <style:style style:name="T18" style:family="text">
      <style:text-properties style:font-name="Calibri Light" fo:font-style="italic" officeooo:rsid="005a9f84" style:font-style-asian="italic" style:font-style-complex="italic"/>
    </style:style>
    <style:style style:name="T19" style:family="text">
      <style:text-properties style:font-name="Calibri Light" fo:font-style="normal" officeooo:rsid="005a9f84" style:font-style-asian="normal" style:font-style-complex="normal"/>
    </style:style>
    <style:style style:name="T20" style:family="text">
      <style:text-properties style:font-name="Calibri Ligh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Calibri Light" fo:font-style="normal" style:text-underline-style="solid" style:text-underline-width="auto" style:text-underline-color="font-color" fo:font-weight="normal" officeooo:rsid="00d34211" style:font-style-asian="normal" style:font-weight-asian="normal" style:font-style-complex="normal" style:font-weight-complex="normal"/>
    </style:style>
    <style:style style:name="T22" style:family="text">
      <style:text-properties style:font-name="Calibri Light" fo:font-style="normal" style:text-underline-style="solid" style:text-underline-width="auto" style:text-underline-color="font-color" fo:font-weight="normal" officeooo:rsid="0198066b" style:font-style-asian="normal" style:font-weight-asian="normal" style:font-style-complex="normal" style:font-weight-complex="normal"/>
    </style:style>
    <style:style style:name="T23" style:family="text">
      <style:text-properties style:font-name="Calibri Light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Calibri Light" fo:font-style="normal" style:text-underline-style="none" fo:font-weight="normal" officeooo:rsid="019629a2" style:font-style-asian="normal" style:font-weight-asian="normal" style:font-style-complex="normal" style:font-weight-complex="normal"/>
    </style:style>
    <style:style style:name="T25" style:family="text">
      <style:text-properties style:font-name="Calibri Light" fo:font-style="normal" style:text-underline-style="none" fo:font-weight="normal" officeooo:rsid="00d34211" style:font-style-asian="normal" style:font-weight-asian="normal" style:font-style-complex="normal" style:font-weight-complex="normal"/>
    </style:style>
    <style:style style:name="T26" style:family="text">
      <style:text-properties style:font-name="Calibri Light" fo:font-style="normal" style:text-underline-style="none" fo:font-weight="normal" officeooo:rsid="019c6aac" style:font-style-asian="normal" style:font-weight-asian="normal" style:font-style-complex="normal" style:font-weight-complex="normal"/>
    </style:style>
    <style:style style:name="T27" style:family="text">
      <style:text-properties style:font-name="Calibri Light" fo:font-style="normal" style:text-underline-style="none" fo:font-weight="normal" officeooo:rsid="019cfd30" style:font-style-asian="normal" style:font-weight-asian="normal" style:font-style-complex="normal" style:font-weight-complex="normal"/>
    </style:style>
    <style:style style:name="T28" style:family="text">
      <style:text-properties style:font-name="Calibri Light" fo:font-style="normal" style:text-underline-style="none" fo:font-weight="normal" officeooo:rsid="0198066b" style:font-style-asian="normal" style:font-weight-asian="normal" style:font-style-complex="normal" style:font-weight-complex="normal"/>
    </style:style>
    <style:style style:name="T29" style:family="text">
      <style:text-properties style:font-name="Calibri Light" fo:font-style="normal" style:text-underline-style="none" fo:font-weight="normal" officeooo:rsid="01b44e38" style:font-style-asian="normal" style:font-weight-asian="normal" style:font-style-complex="normal" style:font-weight-complex="normal"/>
    </style:style>
    <style:style style:name="T30" style:family="text">
      <style:text-properties style:font-name="Calibri Light" fo:font-style="normal" style:text-underline-style="none" fo:font-weight="normal" officeooo:rsid="01b54eb8" style:font-style-asian="normal" style:font-weight-asian="normal" style:font-style-complex="normal" style:font-weight-complex="normal"/>
    </style:style>
    <style:style style:name="T31" style:family="text">
      <style:text-properties style:font-name="Calibri Light" fo:font-style="normal" style:text-underline-style="none" fo:font-weight="normal" officeooo:rsid="01bd5a4d" style:font-style-asian="normal" style:font-weight-asian="normal" style:font-style-complex="normal" style:font-weight-complex="normal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bd1d02" style:font-style-asian="italic" style:font-style-complex="italic"/>
    </style:style>
    <style:style style:name="T34" style:family="text">
      <style:text-properties fo:font-style="italic" officeooo:rsid="00c0a1d7" style:font-style-asian="italic" style:font-style-complex="italic"/>
    </style:style>
    <style:style style:name="T35" style:family="text">
      <style:text-properties fo:font-style="italic" officeooo:rsid="00c40200" style:font-style-asian="italic" style:font-style-complex="italic"/>
    </style:style>
    <style:style style:name="T36" style:family="text">
      <style:text-properties fo:font-style="italic" officeooo:rsid="00c5a7de" style:font-style-asian="italic" style:font-style-complex="italic"/>
    </style:style>
    <style:style style:name="T37" style:family="text">
      <style:text-properties fo:font-style="italic" officeooo:rsid="00c8d4a2" style:font-style-asian="italic" style:font-style-complex="italic"/>
    </style:style>
    <style:style style:name="T38" style:family="text">
      <style:text-properties fo:font-style="italic" officeooo:rsid="00fc5f06" style:font-style-asian="italic" style:font-style-complex="italic"/>
    </style:style>
    <style:style style:name="T39" style:family="text">
      <style:text-properties fo:font-style="italic" officeooo:rsid="012b21c8" style:font-style-asian="italic" style:font-style-complex="italic"/>
    </style:style>
    <style:style style:name="T40" style:family="text">
      <style:text-properties fo:font-style="italic" style:text-underline-style="none" officeooo:rsid="0198066b" style:font-style-asian="italic" style:font-style-complex="italic"/>
    </style:style>
    <style:style style:name="T41" style:family="text">
      <style:text-properties fo:font-style="italic" style:text-underline-style="none" officeooo:rsid="01aba430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4beff1" style:font-style-asian="normal" style:font-style-complex="normal"/>
    </style:style>
    <style:style style:name="T44" style:family="text">
      <style:text-properties fo:font-style="normal" officeooo:rsid="0131b8a8" style:font-style-asian="normal" style:font-style-complex="normal"/>
    </style:style>
    <style:style style:name="T45" style:family="text">
      <style:text-properties fo:font-style="normal" officeooo:rsid="013476e8" style:font-style-asian="normal" style:font-style-complex="normal"/>
    </style:style>
    <style:style style:name="T46" style:family="text">
      <style:text-properties fo:font-style="normal" officeooo:rsid="01369991" style:font-style-asian="normal" style:font-style-complex="normal"/>
    </style:style>
    <style:style style:name="T47" style:family="text">
      <style:text-properties fo:font-style="normal" officeooo:rsid="01398745" style:font-style-asian="normal" style:font-style-complex="normal"/>
    </style:style>
    <style:style style:name="T48" style:family="text">
      <style:text-properties fo:font-style="normal" officeooo:rsid="013b10e3" style:font-style-asian="normal" style:font-style-complex="normal"/>
    </style:style>
    <style:style style:name="T49" style:family="text">
      <style:text-properties fo:font-style="normal" officeooo:rsid="014848ad" style:font-style-asian="normal" style:font-style-complex="normal"/>
    </style:style>
    <style:style style:name="T50" style:family="text">
      <style:text-properties fo:font-style="normal" officeooo:rsid="014c0563" style:font-style-asian="normal" style:font-style-complex="normal"/>
    </style:style>
    <style:style style:name="T51" style:family="text">
      <style:text-properties fo:font-style="normal" officeooo:rsid="00b6c13a" style:font-style-asian="normal" style:font-style-complex="normal"/>
    </style:style>
    <style:style style:name="T52" style:family="text">
      <style:text-properties fo:font-style="normal" officeooo:rsid="014f73a5" style:font-style-asian="normal" style:font-style-complex="normal"/>
    </style:style>
    <style:style style:name="T53" style:family="text">
      <style:text-properties fo:font-style="normal" officeooo:rsid="013fffde" style:font-style-asian="normal" style:font-style-complex="normal"/>
    </style:style>
    <style:style style:name="T54" style:family="text">
      <style:text-properties fo:font-style="normal" officeooo:rsid="0152fa99" style:font-style-asian="normal" style:font-style-complex="normal"/>
    </style:style>
    <style:style style:name="T55" style:family="text">
      <style:text-properties fo:font-style="normal" officeooo:rsid="01535cce" style:font-style-asian="normal" style:font-style-complex="normal"/>
    </style:style>
    <style:style style:name="T56" style:family="text">
      <style:text-properties fo:font-style="normal" officeooo:rsid="015370d5" style:font-style-asian="normal" style:font-style-complex="normal"/>
    </style:style>
    <style:style style:name="T57" style:family="text">
      <style:text-properties fo:font-style="normal" officeooo:rsid="01563d45" style:font-style-asian="normal" style:font-style-complex="normal"/>
    </style:style>
    <style:style style:name="T58" style:family="text">
      <style:text-properties fo:font-style="normal" officeooo:rsid="017cf17a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61" style:family="text">
      <style:text-properties officeooo:rsid="004ec665"/>
    </style:style>
    <style:style style:name="T62" style:family="text">
      <style:text-properties officeooo:rsid="00506ddc"/>
    </style:style>
    <style:style style:name="T63" style:family="text">
      <style:text-properties officeooo:rsid="0050c717"/>
    </style:style>
    <style:style style:name="T64" style:family="text">
      <style:text-properties officeooo:rsid="005aab5e"/>
    </style:style>
    <style:style style:name="T65" style:family="text">
      <style:text-properties officeooo:rsid="005b6a19"/>
    </style:style>
    <style:style style:name="T66" style:family="text">
      <style:text-properties officeooo:rsid="005ffbb6"/>
    </style:style>
    <style:style style:name="T67" style:family="text">
      <style:text-properties officeooo:rsid="0078eeb8"/>
    </style:style>
    <style:style style:name="T68" style:family="text">
      <style:text-properties officeooo:rsid="007a829c"/>
    </style:style>
    <style:style style:name="T69" style:family="text">
      <style:text-properties officeooo:rsid="007eac2c"/>
    </style:style>
    <style:style style:name="T70" style:family="text">
      <style:text-properties officeooo:rsid="007f9c9b"/>
    </style:style>
    <style:style style:name="T71" style:family="text">
      <style:text-properties officeooo:rsid="00527484"/>
    </style:style>
    <style:style style:name="T72" style:family="text">
      <style:text-properties officeooo:rsid="00867413"/>
    </style:style>
    <style:style style:name="T73" style:family="text">
      <style:text-properties officeooo:rsid="00872413"/>
    </style:style>
    <style:style style:name="T74" style:family="text">
      <style:text-properties officeooo:rsid="00892a9e"/>
    </style:style>
    <style:style style:name="T75" style:family="text">
      <style:text-properties officeooo:rsid="0089f677"/>
    </style:style>
    <style:style style:name="T76" style:family="text">
      <style:text-properties officeooo:rsid="008b80d1"/>
    </style:style>
    <style:style style:name="T77" style:family="text">
      <style:text-properties officeooo:rsid="008d9a3f"/>
    </style:style>
    <style:style style:name="T78" style:family="text">
      <style:text-properties officeooo:rsid="00a1d8f5"/>
    </style:style>
    <style:style style:name="T79" style:family="text">
      <style:text-properties officeooo:rsid="00a4fcb9"/>
    </style:style>
    <style:style style:name="T80" style:family="text">
      <style:text-properties officeooo:rsid="00a7bfe2"/>
    </style:style>
    <style:style style:name="T81" style:family="text">
      <style:text-properties officeooo:rsid="00abfcc8"/>
    </style:style>
    <style:style style:name="T82" style:family="text">
      <style:text-properties officeooo:rsid="00b1f88c"/>
    </style:style>
    <style:style style:name="T83" style:family="text">
      <style:text-properties officeooo:rsid="00b78a54"/>
    </style:style>
    <style:style style:name="T84" style:family="text">
      <style:text-properties officeooo:rsid="00bd1d02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officeooo:rsid="00bd1d02"/>
    </style:style>
    <style:style style:name="T87" style:family="text">
      <style:text-properties style:text-underline-style="solid" style:text-underline-width="auto" style:text-underline-color="font-color" officeooo:rsid="00d887ef"/>
    </style:style>
    <style:style style:name="T88" style:family="text">
      <style:text-properties style:text-underline-style="solid" style:text-underline-width="auto" style:text-underline-color="font-color" officeooo:rsid="00d34211"/>
    </style:style>
    <style:style style:name="T89" style:family="text">
      <style:text-properties style:text-underline-style="solid" style:text-underline-width="auto" style:text-underline-color="font-color" officeooo:rsid="00f1bae3"/>
    </style:style>
    <style:style style:name="T90" style:family="text">
      <style:text-properties style:text-underline-style="solid" style:text-underline-width="auto" style:text-underline-color="font-color" officeooo:rsid="00f380f5"/>
    </style:style>
    <style:style style:name="T91" style:family="text">
      <style:text-properties officeooo:rsid="00bf0565"/>
    </style:style>
    <style:style style:name="T92" style:family="text">
      <style:text-properties officeooo:rsid="00c0a1d7"/>
    </style:style>
    <style:style style:name="T93" style:family="text">
      <style:text-properties officeooo:rsid="00c40200"/>
    </style:style>
    <style:style style:name="T94" style:family="text">
      <style:text-properties officeooo:rsid="00c5a7de"/>
    </style:style>
    <style:style style:name="T95" style:family="text">
      <style:text-properties officeooo:rsid="00c8d4a2"/>
    </style:style>
    <style:style style:name="T96" style:family="text">
      <style:text-properties style:text-underline-style="none"/>
    </style:style>
    <style:style style:name="T97" style:family="text">
      <style:text-properties style:text-underline-style="none" officeooo:rsid="00d5957d"/>
    </style:style>
    <style:style style:name="T98" style:family="text">
      <style:text-properties style:text-underline-style="none" officeooo:rsid="00d887ef"/>
    </style:style>
    <style:style style:name="T99" style:family="text">
      <style:text-properties style:text-underline-style="none" officeooo:rsid="00d9b07f"/>
    </style:style>
    <style:style style:name="T100" style:family="text">
      <style:text-properties style:text-underline-style="none" officeooo:rsid="00daa8c0"/>
    </style:style>
    <style:style style:name="T101" style:family="text">
      <style:text-properties style:text-underline-style="none" officeooo:rsid="00daee6c"/>
    </style:style>
    <style:style style:name="T102" style:family="text">
      <style:text-properties style:text-underline-style="none" officeooo:rsid="00d34211"/>
    </style:style>
    <style:style style:name="T103" style:family="text">
      <style:text-properties style:text-underline-style="none" officeooo:rsid="00e6034a"/>
    </style:style>
    <style:style style:name="T104" style:family="text">
      <style:text-properties style:text-underline-style="none" officeooo:rsid="00ebc98f"/>
    </style:style>
    <style:style style:name="T105" style:family="text">
      <style:text-properties style:text-underline-style="none" officeooo:rsid="00ed9fea"/>
    </style:style>
    <style:style style:name="T106" style:family="text">
      <style:text-properties style:text-underline-style="none" officeooo:rsid="00f09f90"/>
    </style:style>
    <style:style style:name="T107" style:family="text">
      <style:text-properties style:text-underline-style="none" officeooo:rsid="00f1bae3"/>
    </style:style>
    <style:style style:name="T108" style:family="text">
      <style:text-properties style:text-underline-style="none" officeooo:rsid="00f380f5"/>
    </style:style>
    <style:style style:name="T109" style:family="text">
      <style:text-properties style:text-underline-style="none" officeooo:rsid="00f4ff0a"/>
    </style:style>
    <style:style style:name="T110" style:family="text">
      <style:text-properties style:text-underline-style="none" officeooo:rsid="0173215d"/>
    </style:style>
    <style:style style:name="T111" style:family="text">
      <style:text-properties style:text-underline-style="none" officeooo:rsid="0182716e"/>
    </style:style>
    <style:style style:name="T112" style:family="text">
      <style:text-properties style:text-underline-style="none" officeooo:rsid="019629a2"/>
    </style:style>
    <style:style style:name="T113" style:family="text">
      <style:text-properties style:text-underline-style="none" officeooo:rsid="0198066b"/>
    </style:style>
    <style:style style:name="T114" style:family="text">
      <style:text-properties style:text-underline-style="none" officeooo:rsid="0199436a"/>
    </style:style>
    <style:style style:name="T115" style:family="text">
      <style:text-properties style:text-underline-style="none" officeooo:rsid="019a3425"/>
    </style:style>
    <style:style style:name="T116" style:family="text">
      <style:text-properties style:text-underline-style="none" officeooo:rsid="019ab9aa"/>
    </style:style>
    <style:style style:name="T117" style:family="text">
      <style:text-properties style:text-underline-style="none" officeooo:rsid="019e4b20"/>
    </style:style>
    <style:style style:name="T118" style:family="text">
      <style:text-properties style:text-underline-style="none" officeooo:rsid="01a01f66"/>
    </style:style>
    <style:style style:name="T119" style:family="text">
      <style:text-properties style:text-underline-style="none" officeooo:rsid="01a025ea"/>
    </style:style>
    <style:style style:name="T120" style:family="text">
      <style:text-properties style:text-underline-style="none" officeooo:rsid="01aba430"/>
    </style:style>
    <style:style style:name="T121" style:family="text">
      <style:text-properties style:text-underline-style="none" officeooo:rsid="01ad33c1"/>
    </style:style>
    <style:style style:name="T122" style:family="text">
      <style:text-properties officeooo:rsid="00e795f0"/>
    </style:style>
    <style:style style:name="T123" style:family="text">
      <style:text-properties officeooo:rsid="00e92d6a"/>
    </style:style>
    <style:style style:name="T124" style:family="text">
      <style:text-properties officeooo:rsid="00e9bf74"/>
    </style:style>
    <style:style style:name="T125" style:family="text">
      <style:text-properties officeooo:rsid="00e9d1a8"/>
    </style:style>
    <style:style style:name="T126" style:family="text">
      <style:text-properties officeooo:rsid="00fc5f06"/>
    </style:style>
    <style:style style:name="T127" style:family="text">
      <style:text-properties officeooo:rsid="00fcf326"/>
    </style:style>
    <style:style style:name="T128" style:family="text">
      <style:text-properties officeooo:rsid="00ffacd2"/>
    </style:style>
    <style:style style:name="T129" style:family="text">
      <style:text-properties officeooo:rsid="010c7efa"/>
    </style:style>
    <style:style style:name="T130" style:family="text">
      <style:text-properties officeooo:rsid="010fac6d"/>
    </style:style>
    <style:style style:name="T131" style:family="text">
      <style:text-properties officeooo:rsid="01124a89"/>
    </style:style>
    <style:style style:name="T132" style:family="text">
      <style:text-properties officeooo:rsid="0117af8e"/>
    </style:style>
    <style:style style:name="T133" style:family="text">
      <style:text-properties officeooo:rsid="0119c4a7"/>
    </style:style>
    <style:style style:name="T134" style:family="text">
      <style:text-properties style:text-position="sub 58%" officeooo:rsid="0119c4a7"/>
    </style:style>
    <style:style style:name="T135" style:family="text">
      <style:text-properties style:text-position="0% 100%"/>
    </style:style>
    <style:style style:name="T136" style:family="text">
      <style:text-properties style:text-position="0% 100%" officeooo:rsid="0119c4a7"/>
    </style:style>
    <style:style style:name="T137" style:family="text">
      <style:text-properties style:text-position="0% 100%" officeooo:rsid="011fdc9c"/>
    </style:style>
    <style:style style:name="T138" style:family="text">
      <style:text-properties style:text-position="0% 100%" fo:font-style="italic" style:font-style-asian="italic" style:font-style-complex="italic"/>
    </style:style>
    <style:style style:name="T139" style:family="text">
      <style:text-properties style:text-position="0% 100%" officeooo:rsid="0123d9f9"/>
    </style:style>
    <style:style style:name="T140" style:family="text">
      <style:text-properties style:text-position="0% 100%" officeooo:rsid="01247c53"/>
    </style:style>
    <style:style style:name="T141" style:family="text">
      <style:text-properties officeooo:rsid="012b21c8"/>
    </style:style>
    <style:style style:name="T142" style:family="text">
      <style:text-properties officeooo:rsid="012d6934"/>
    </style:style>
    <style:style style:name="T143" style:family="text">
      <style:text-properties officeooo:rsid="012e9e60"/>
    </style:style>
    <style:style style:name="T144" style:family="text">
      <style:text-properties officeooo:rsid="0164bb02"/>
    </style:style>
    <style:style style:name="T145" style:family="text">
      <style:text-properties officeooo:rsid="0165fcff"/>
    </style:style>
    <style:style style:name="T146" style:family="text">
      <style:text-properties officeooo:rsid="0167dc13"/>
    </style:style>
    <style:style style:name="T147" style:family="text">
      <style:text-properties officeooo:rsid="0168c8e2"/>
    </style:style>
    <style:style style:name="T148" style:family="text">
      <style:text-properties officeooo:rsid="01776d88"/>
    </style:style>
    <style:style style:name="T149" style:family="text">
      <style:text-properties officeooo:rsid="0179cd44"/>
    </style:style>
    <style:style style:name="T150" style:family="text">
      <style:text-properties officeooo:rsid="017e5086"/>
    </style:style>
    <style:style style:name="T151" style:family="text">
      <style:text-properties officeooo:rsid="017ff366"/>
    </style:style>
    <style:style style:name="T152" style:family="text">
      <style:text-properties officeooo:rsid="0184fb07"/>
    </style:style>
    <style:style style:name="T153" style:family="text">
      <style:text-properties officeooo:rsid="018e2e8d"/>
    </style:style>
    <style:style style:name="T154" style:family="text">
      <style:text-properties officeooo:rsid="018f8311"/>
    </style:style>
    <style:style style:name="T155" style:family="text">
      <style:text-properties officeooo:rsid="018fa7bf"/>
    </style:style>
    <style:style style:name="T156" style:family="text">
      <style:text-properties officeooo:rsid="019629a2"/>
    </style:style>
    <style:style style:name="T157" style:family="text">
      <style:text-properties officeooo:rsid="00d34211"/>
    </style:style>
    <style:style style:name="T158" style:family="text">
      <style:text-properties officeooo:rsid="01a01f66"/>
    </style:style>
    <style:style style:name="T159" style:family="text">
      <style:text-properties officeooo:rsid="01a19c62"/>
    </style:style>
    <style:style style:name="T160" style:family="text">
      <style:text-properties officeooo:rsid="01aa7cb0"/>
    </style:style>
    <style:style style:name="T161" style:family="text">
      <style:text-properties fo:font-size="12pt" style:font-size-asian="10.5pt" style:font-size-complex="12pt"/>
    </style:style>
    <style:style style:name="T162" style:family="text">
      <style:text-properties fo:font-size="12pt" officeooo:rsid="01af4ca2" style:font-size-asian="10.5pt" style:font-size-complex="12pt"/>
    </style:style>
    <style:style style:name="T163" style:family="text">
      <style:text-properties fo:font-size="12pt" officeooo:rsid="01b30f15" style:font-size-asian="10.5pt" style:font-size-complex="12pt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5" style:family="text">
      <style:text-properties style:font-name="Consolas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solid" draw:fill-color="#eeeeee" fo:min-height="2.4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eeeeee" fo:min-height="2.3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eeeeee" fo:min-height="10.8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eeeeee" fo:min-height="2.5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solid" draw:fill-color="#eeeeee" fo:min-height="5.0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solid" draw:fill-color="#eeeeee" fo:min-height="8.2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solid" draw:fill-color="#eeeeee" fo:min-height="5.1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solid" draw:fill-color="#eeeeee" fo:min-height="4.6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solid" draw:fill-color="#eeeeee" fo:min-height="5.13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solid" draw:fill-color="#eeeeee" fo:min-height="6.0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2">Davide Cortellucci <text:s text:c="106"/><text:span text:style-name="T148">Informatica Applicata</text:span></text:p>
      <text:p text:style-name="P172">MAT: 260321 <text:s text:c="132"/>2016/2017</text:p>
      <text:p text:style-name="P188"/>
      <text:p text:style-name="P188"/>
      <text:p text:style-name="P188"/>
      <text:p text:style-name="P188"/>
      <text:p text:style-name="Text_20_body"><text:bookmark-start text:name="__RefHeading___Toc2259_1207499119"/>Basi di Dati<text:bookmark-end text:name="__RefHeading___Toc2259_1207499119"/></text:p>
      <text:p text:style-name="P233">Relazione progetto</text:p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1">Indice generale</text:p>
          </text:index-title>
          <text:p text:style-name="P232"><text:a xlink:type="simple" xlink:href="#__RefHeading___Toc2261_1207499119" text:style-name="Index_20_Link" text:visited-style-name="Index_20_Link">ANALISI DEI REQUISITI<text:tab/>3</text:a></text:p>
          <text:p text:style-name="P230"><text:a xlink:type="simple" xlink:href="#__RefHeading___Toc2287_1207499119" text:style-name="Index_20_Link" text:visited-style-name="Index_20_Link">Requisiti espressi in linguaggio naturale<text:tab/>3</text:a></text:p>
          <text:p text:style-name="P230"><text:a xlink:type="simple" xlink:href="#__RefHeading___Toc2289_1207499119" text:style-name="Index_20_Link" text:visited-style-name="Index_20_Link">Glossario dei termini<text:tab/>4</text:a></text:p>
          <text:p text:style-name="P230"><text:a xlink:type="simple" xlink:href="#__RefHeading___Toc2291_1207499119" text:style-name="Index_20_Link" text:visited-style-name="Index_20_Link">Lista delle operazioni<text:tab/>4</text:a></text:p>
          <text:p text:style-name="P232"><text:a xlink:type="simple" xlink:href="#__RefHeading___Toc2263_1207499119" text:style-name="Index_20_Link" text:visited-style-name="Index_20_Link">PROGETTAZIONE CONCETTUALE<text:tab/>6</text:a></text:p>
          <text:p text:style-name="P230"><text:a xlink:type="simple" xlink:href="#__RefHeading___Toc2293_1207499119" text:style-name="Index_20_Link" text:visited-style-name="Index_20_Link">Rappresentazione concettuale dei dati<text:tab/>6</text:a></text:p>
          <text:p text:style-name="P230"><text:a xlink:type="simple" xlink:href="#__RefHeading___Toc2295_1207499119" text:style-name="Index_20_Link" text:visited-style-name="Index_20_Link">Entità<text:tab/>6</text:a></text:p>
          <text:p text:style-name="P230"><text:a xlink:type="simple" xlink:href="#__RefHeading___Toc2297_1207499119" text:style-name="Index_20_Link" text:visited-style-name="Index_20_Link">Associazioni<text:tab/>6</text:a></text:p>
          <text:p text:style-name="P230"><text:a xlink:type="simple" xlink:href="#__RefHeading___Toc2299_1207499119" text:style-name="Index_20_Link" text:visited-style-name="Index_20_Link">Attributi<text:tab/>7</text:a></text:p>
          <text:p text:style-name="P230"><text:a xlink:type="simple" xlink:href="#__RefHeading___Toc2301_1207499119" text:style-name="Index_20_Link" text:visited-style-name="Index_20_Link">Identificatori<text:tab/>7</text:a></text:p>
          <text:p text:style-name="P230"><text:a xlink:type="simple" xlink:href="#__RefHeading___Toc2303_1207499119" text:style-name="Index_20_Link" text:visited-style-name="Index_20_Link">Cardinalità<text:tab/>8</text:a></text:p>
          <text:p text:style-name="P230"><text:a xlink:type="simple" xlink:href="#__RefHeading___Toc2305_1207499119" text:style-name="Index_20_Link" text:visited-style-name="Index_20_Link">Generalizzazioni<text:tab/>8</text:a></text:p>
          <text:p text:style-name="P230"><text:a xlink:type="simple" xlink:href="#__RefHeading___Toc2307_1207499119" text:style-name="Index_20_Link" text:visited-style-name="Index_20_Link">Strategia di progetto e sviluppo schema E-R<text:tab/>11</text:a></text:p>
          <text:p text:style-name="P232"><text:a xlink:type="simple" xlink:href="#__RefHeading___Toc2265_1207499119" text:style-name="Index_20_Link" text:visited-style-name="Index_20_Link">PROGETTAZIONE LOGICA<text:tab/>12</text:a></text:p>
          <text:p text:style-name="P230"><text:a xlink:type="simple" xlink:href="#__RefHeading___Toc2309_1207499119" text:style-name="Index_20_Link" text:visited-style-name="Index_20_Link">Ristrutturazione<text:tab/>12</text:a></text:p>
          <text:p text:style-name="P230"><text:a xlink:type="simple" xlink:href="#__RefHeading___Toc2311_1207499119" text:style-name="Index_20_Link" text:visited-style-name="Index_20_Link">Ottimizzazione<text:tab/>12</text:a></text:p>
          <text:p text:style-name="P230"><text:a xlink:type="simple" xlink:href="#__RefHeading___Toc2313_1207499119" text:style-name="Index_20_Link" text:visited-style-name="Index_20_Link">Semplificazione<text:tab/>16</text:a></text:p>
          <text:p text:style-name="P230"><text:a xlink:type="simple" xlink:href="#__RefHeading___Toc2315_1207499119" text:style-name="Index_20_Link" text:visited-style-name="Index_20_Link">Traduzione<text:tab/>17</text:a></text:p>
          <text:p text:style-name="P230"><text:a xlink:type="simple" xlink:href="#__RefHeading___Toc2317_1207499119" text:style-name="Index_20_Link" text:visited-style-name="Index_20_Link">Normalizzazione<text:tab/>20</text:a></text:p>
        </text:index-body>
      </text:table-of-content>
      <text:p text:style-name="P189"/>
      <text:h text:style-name="P234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8"/>
      <text:p text:style-name="P8">Si vuole implementare una piattaforma online per lo sviluppo di contatti professionali.</text:p>
      <text:p text:style-name="P8"/>
      <text:p text:style-name="P9">Lo scopo di tale piattaforma è di <text:span text:style-name="T1">consentire agli utenti registrati di mantenere una lista di persone conosciute e ritenute affidabili in ambito lavorativo.</text:span></text:p>
      <text:p text:style-name="P9"/>
      <text:p text:style-name="P10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0"/>
      <text:p text:style-name="P11">Gli account utente possono essere di due tipi:</text:p>
      <text:list xml:id="list1638786557839342324" text:style-name="L1">
        <text:list-item>
          <text:p text:style-name="P243">account gratuito (utente cercatore di lavoro);</text:p>
        </text:list-item>
        <text:list-item>
          <text:p text:style-name="P243">account <text:span text:style-name="T2">a pagamento</text:span> (utente datore di lavoro).</text:p>
        </text:list-item>
      </text:list>
      <text:p text:style-name="P11"/>
      <text:p text:style-name="P13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3"/>
      <text:p text:style-name="P15">Gli utenti hanno accesso ad una sezione “Offerte di lavoro”, che contiene le diverse richieste professionali.</text:p>
      <text:p text:style-name="P13"/>
      <text:p text:style-name="P14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1"/>
      <text:p text:style-name="P12">Attraverso la piattaforma è possibile:</text:p>
      <text:p text:style-name="P7"/>
      <text:list xml:id="list8613773742483798521" text:style-name="L2">
        <text:list-item>
          <text:p text:style-name="P244">essere presentati a qualcuno che si desidera conoscere attraverso un contatto mutuo e affidabile;</text:p>
        </text:list-item>
        <text:list-item>
          <text:p text:style-name="P244">trovare offerte di lavoro, persone, opportunità di business con il supporto di qualcuno</text:p>
          <text:p text:style-name="P244">presente all’interno della propria lista di contatti o del proprio network;</text:p>
        </text:list-item>
        <text:list-item>
          <text:p text:style-name="P244">pubblicare offerte e ricercare potenziali candidati <text:span text:style-name="T4">(solo per i possessori di un account a pagamento);</text:span></text:p>
        </text:list-item>
        <text:list-item>
          <text:p text:style-name="P244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44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44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236" text:outline-level="2"/>
      <text:h text:style-name="P236" text:outline-level="2"><text:bookmark-start text:name="__RefHeading___Toc2289_1207499119"/><text:span text:style-name="T149">G</text:span>lossario dei termini<text:bookmark-end text:name="__RefHeading___Toc2289_1207499119"/></text:h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19">Termine</text:p>
          </table:table-cell>
          <table:table-cell table:style-name="Tabella1.A1" office:value-type="string">
            <text:p text:style-name="P219">Descrizione</text:p>
          </table:table-cell>
          <table:table-cell table:style-name="Tabella1.C1" office:value-type="string">
            <text:p text:style-name="P219">Collegamenti</text:p>
          </table:table-cell>
        </table:table-row>
        <table:table-row>
          <table:table-cell table:style-name="Tabella1.A2" office:value-type="string">
            <text:p text:style-name="P203">Utente</text:p>
          </table:table-cell>
          <table:table-cell table:style-name="Tabella1.A2" office:value-type="string">
            <text:p text:style-name="P203">Persona che costituisce il database e vi interagisce. Può essere un datore di lavoro o un lavoratore semplice.</text:p>
          </table:table-cell>
          <table:table-cell table:style-name="Tabella1.C2" office:value-type="string">
            <text:p text:style-name="P208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07">Account</text:p>
          </table:table-cell>
          <table:table-cell table:style-name="Tabella1.A2" office:value-type="string">
            <text:p text:style-name="P207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07">Utente, Offerte</text:p>
          </table:table-cell>
        </table:table-row>
        <table:table-row>
          <table:table-cell table:style-name="Tabella1.A2" office:value-type="string">
            <text:p text:style-name="P204">Contatti</text:p>
          </table:table-cell>
          <table:table-cell table:style-name="Tabella1.A2" office:value-type="string">
            <text:p text:style-name="P204">Lista di contatti conosciuti e ritenuti affidabili dall’utente.</text:p>
          </table:table-cell>
          <table:table-cell table:style-name="Tabella1.C2" office:value-type="string">
            <text:p text:style-name="P208">Utente, Connessioni</text:p>
          </table:table-cell>
        </table:table-row>
        <table:table-row>
          <table:table-cell table:style-name="Tabella1.A2" office:value-type="string">
            <text:p text:style-name="P204">Connessioni</text:p>
          </table:table-cell>
          <table:table-cell table:style-name="Tabella1.A2" office:value-type="string">
            <text:p text:style-name="P205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205">Utente, Contatti</text:p>
          </table:table-cell>
        </table:table-row>
        <table:table-row>
          <table:table-cell table:style-name="Tabella1.A2" office:value-type="string">
            <text:p text:style-name="P206">Curriculum</text:p>
          </table:table-cell>
          <table:table-cell table:style-name="Tabella1.A2" office:value-type="string">
            <text:p text:style-name="P206">Profilo dell’utente. Questi può modificarlo inserendo i propri dati ed esperienze/competenze lavorative.</text:p>
          </table:table-cell>
          <table:table-cell table:style-name="Tabella1.C2" office:value-type="string">
            <text:p text:style-name="P208">Utente, Gruppi</text:p>
          </table:table-cell>
        </table:table-row>
        <table:table-row>
          <table:table-cell table:style-name="Tabella1.A2" office:value-type="string">
            <text:p text:style-name="P206">Offerte</text:p>
          </table:table-cell>
          <table:table-cell table:style-name="Tabella1.A2" office:value-type="string">
            <text:p text:style-name="P206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07">Utente, Account</text:p>
          </table:table-cell>
        </table:table-row>
        <table:table-row>
          <table:table-cell table:style-name="Tabella1.A2" office:value-type="string">
            <text:p text:style-name="P207">Gruppi</text:p>
          </table:table-cell>
          <table:table-cell table:style-name="Tabella1.A2" office:value-type="string">
            <text:p text:style-name="P207">Insieme di utenti con situazioni in comune.</text:p>
          </table:table-cell>
          <table:table-cell table:style-name="Tabella1.C2" office:value-type="string">
            <text:p text:style-name="P209">Utente, Curriculum</text:p>
          </table:table-cell>
        </table:table-row>
      </table:table>
      <text:p text:style-name="P6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6"/>
      <text:list xml:id="list4889943741057278193" text:style-name="L3">
        <text:list-item>
          <text:p text:style-name="P248">Aggiornamenti del database</text:p>
        </text:list-item>
      </text:list>
      <text:p text:style-name="P24"/>
      <text:list xml:id="list8178577171014251469" text:style-name="L4">
        <text:list-item>
          <text:p text:style-name="P245">Inserimento nuovo utente</text:p>
        </text:list-item>
        <text:list-item>
          <text:p text:style-name="P245">Eliminazione utente</text:p>
        </text:list-item>
        <text:list-item>
          <text:p text:style-name="P245">Modifica curriculum</text:p>
        </text:list-item>
        <text:list-item>
          <text:p text:style-name="P245">Segnalare collaborazione con utente, aggiungendolo così alla lista contatti</text:p>
        </text:list-item>
        <text:list-item>
          <text:p text:style-name="P245">Pubblicare offerte di lavoro (solo account a pagamento)</text:p>
        </text:list-item>
        <text:list-item>
          <text:p text:style-name="P245">Rimuovere offerte di lavoro (solo account a pagamento)</text:p>
        </text:list-item>
      </text:list>
      <text:p text:style-name="P16"><text:soft-page-break/></text:p>
      <text:p text:style-name="P16"/>
      <text:list xml:id="list6223433646062225357" text:style-name="L5">
        <text:list-item>
          <text:p text:style-name="P249">Interrogazioni al database</text:p>
        </text:list-item>
      </text:list>
      <text:p text:style-name="P25"/>
      <text:list xml:id="list1007413697740379972" text:style-name="L6">
        <text:list-item>
          <text:p text:style-name="P246">Consultare tutti gli utenti <text:span text:style-name="T160">(nome e cognome)</text:span></text:p>
        </text:list-item>
        <text:list-item>
          <text:p text:style-name="P246">Consultare dettagliatamente un utente</text:p>
        </text:list-item>
        <text:list-item>
          <text:p text:style-name="P246">Autenticazione utente</text:p>
        </text:list-item>
        <text:list-item>
          <text:p text:style-name="P246">Consultare lista contatti</text:p>
        </text:list-item>
        <text:list-item>
          <text:p text:style-name="P246">Consultare gruppi</text:p>
        </text:list-item>
        <text:list-item>
          <text:p text:style-name="P247">Ricercare offerte di lavoro</text:p>
        </text:list-item>
        <text:list-item>
          <text:p text:style-name="P247">Ricercare utenti lavoratori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234" text:outline-level="1"><text:bookmark-start text:name="__RefHeading___Toc2263_1207499119"/>PROGETTAZIONE CONCETTUALE<text:bookmark-end text:name="__RefHeading___Toc2263_1207499119"/></text:h>
      <text:p text:style-name="P190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4"/>
      <text:p text:style-name="P17">Ora è il momento di rappresentare i concetti a disposizione secondo le regole del modello E-R (Entity-Relationship), che è il modello concettuale scelto in questo caso.</text:p>
      <text:p text:style-name="P193"><text:span text:style-name="T10">P</text:span><text:span text:style-name="T9">rima di iniziare la costruzione dello schema E-R</text:span></text:p>
      <text:p text:style-name="P23"/>
      <text:h text:style-name="Heading_20_2" text:outline-level="2"><text:bookmark-start text:name="__RefHeading___Toc2295_1207499119"/>Entità<text:bookmark-end text:name="__RefHeading___Toc2295_1207499119"/></text:h>
      <text:p text:style-name="P174"/>
      <text:p text:style-name="P191"><text:span text:style-name="T12">P</text:span><text:span text:style-name="T8">er definizione, un’entità è un </text:span><text:span text:style-name="T13">costrutto</text:span><text:span text:style-name="T8"> che </text:span><text:span text:style-name="T13">rappresenta una classe di oggetti che hanno proprietà comuni ed esistenza autonoma all’interno dell’applicazione. </text:span><text:span text:style-name="T17">Una </text:span><text:span text:style-name="T18">occorrenza </text:span><text:span text:style-name="T19">di entità è una sua istanza. Ad esempio l’entità “Lavoro” potrebbe avere come istanza “Dottore” o “Professore”.</text:span></text:p>
      <text:p text:style-name="P191"><text:span text:style-name="T17">L’entità</text:span><text:span text:style-name="T16"> verrà rappresentata con una figura simile ad un rettangolo.</text:span></text:p>
      <text:p text:style-name="P21"/>
      <text:p text:style-name="P18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74"/>
      <text:p text:style-name="P174"/>
      <text:p text:style-name="P174"/>
      <text:p text:style-name="P174"/>
      <text:p text:style-name="P174"/>
      <text:h text:style-name="Heading_20_2" text:outline-level="2"><text:bookmark-start text:name="__RefHeading___Toc2297_1207499119"/>Associazioni<text:bookmark-end text:name="__RefHeading___Toc2297_1207499119"/></text:h>
      <text:p text:style-name="P173"/>
      <text:p text:style-name="P192"><text:span text:style-name="T12">U</text:span><text:span text:style-name="T8">n’associazione (o Relazione, dall’inglese “relationship”) rappresenta un legame logico, </text:span><text:span text:style-name="T14">significativo per l’applicazione d’interesse,</text:span><text:span text:style-name="T8"> tra due o più entità. </text:span><text:span text:style-name="T15">E’ possibile avere associazioni ricorsive, cioè tra un’entità e se stessa, o stabilire i ruoli delle entità coinvolte nell’associazione stessa, avendo così una associazione asimmetrica. </text:span></text:p>
      <text:p text:style-name="P22">Graficamente corrisponde ad un rombo, collegato alle entità con delle linee.</text:p>
      <text:p text:style-name="P22"/>
      <text:p text:style-name="P19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176"/>
      <text:h text:style-name="P237" text:outline-level="2"><text:bookmark-start text:name="__RefHeading___Toc2299_1207499119"/>Attributi<text:bookmark-end text:name="__RefHeading___Toc2299_1207499119"/></text:h>
      <text:p text:style-name="P175"/>
      <text:p text:style-name="P20">Si definisce <text:span text:style-name="T32">attributo </text:span><text:span text:style-name="T42">un concetto, relativo alla base di dati, che ha una struttura semplice e non possiede proprietà rilevanti associate. Gli attributi sono legati a costrutti più “grandi” per descriverne le proprietà; nello specifico, </text:span><text:span text:style-name="T43">uno o più</text:span><text:span text:style-name="T42"> attributi possono essere associati <text:s/>a </text:span><text:span text:style-name="T32">Entità</text:span><text:span text:style-name="T42"> o </text:span><text:span text:style-name="T43">ad</text:span><text:span text:style-name="T42"> </text:span><text:span text:style-name="T32">Associazioni.</text:span></text:p>
      <text:p text:style-name="P165"/>
      <text:p text:style-name="P165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h text:style-name="Heading_20_2" text:outline-level="2"><text:bookmark-start text:name="__RefHeading___Toc2301_1207499119"/>Identificatori<text:bookmark-end text:name="__RefHeading___Toc2301_1207499119"/></text:h>
      <text:p text:style-name="P178"/>
      <text:p text:style-name="P33">Vengono specificati per ciascuna entità; sono attributi che permettono di identificare univocamente le occorrenze di un’entità. <text:span text:style-name="T64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4">Nella figura sotto, “id_contatto” è un identificatore (interno).</text:p>
      <text:p text:style-name="P33"/>
      <text:p text:style-name="P33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0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237" text:outline-level="2"><text:bookmark-start text:name="__RefHeading___Toc2303_1207499119"/>Cardinalità<text:bookmark-end text:name="__RefHeading___Toc2303_1207499119"/></text:h>
      <text:p text:style-name="P179"/>
      <text:p text:style-name="P35">Posso essere <text:span text:style-name="T65">riferite</text:span> ad associazioni<text:span text:style-name="T65"> e descrivono il numero minimo e massimo di occorrenze di associazione a cui un’occorrenza di entità può partecipare. Solitamente sono necessari solo tre numeri per rappresentare i diversi numeri di occorrenze:</text:span></text:p>
      <text:list xml:id="list4522788679083510500" text:style-name="L7">
        <text:list-item>
          <text:p text:style-name="P250">0 e 1 per la cardinalità minima; nello specifico, 0 indica la partecipazione <text:span text:style-name="T32">opzionale</text:span> dell’entità all’associazione, mentre 1 ne denota la partecipazione <text:span text:style-name="T32">obbligatoria</text:span>;</text:p>
        </text:list-item>
        <text:list-item>
          <text:p text:style-name="P250">N per la cardinalità massima, cioè <text:span text:style-name="T32">molti</text:span>.</text:p>
        </text:list-item>
      </text:list>
      <text:p text:style-name="P36">In base a ciò, possono esistere relazioni <text:span text:style-name="T32">uno ad uno</text:span>, <text:span text:style-name="T32">uno a molti</text:span> e <text:span text:style-name="T32">molti a molti</text:span>.</text:p>
      <text:p text:style-name="P36"/>
      <text:p text:style-name="P36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37">Dalla figura si evince che la cardinalità viene rappresentata tramite una coppia di numeri posti vicino alle linee di <text:span text:style-name="T68">collegamento</text:span>, in uscita dalla relativa <text:span text:style-name="T68">associazione</text:span>.</text:p>
      <text:p text:style-name="P38">Le cardinalità possono essere riferite anche ad attributi.</text:p>
      <text:p text:style-name="P38"/>
      <text:h text:style-name="Heading_20_2" text:outline-level="2"><text:bookmark-start text:name="__RefHeading___Toc2305_1207499119"/>Generalizzazioni<text:bookmark-end text:name="__RefHeading___Toc2305_1207499119"/></text:h>
      <text:p text:style-name="P180"/>
      <text:p text:style-name="P39">P<text:span text:style-name="T63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39"/>
      <text:p text:style-name="P39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200">Di seguito la categorizzazione dei concetti, trattati per Entità, appartenenti alla base di dati:</text:p>
      <text:p text:style-name="P26"/>
      <text:p text:style-name="P177">1) Utente</text:p>
      <text:p text:style-name="P27"/>
      <text:p text:style-name="P27">Entità <text:span text:style-name="T61">principale</text:span> del database; rappresenta l’utente stesso e le sue interazioni con la piattaforma.</text:p>
      <text:p text:style-name="P28">Esso ingloba il concetto di <text:span text:style-name="T32">account</text:span>, per questo lo si distingue in due tipologie, <text:span text:style-name="T66">di cui è generalizzazione</text:span>: utente <text:span text:style-name="T32">free </text:span><text:span text:style-name="T62">(account gratuito)</text:span><text:span text:style-name="T32"> </text:span>e utente <text:span text:style-name="T32">premium </text:span><text:span text:style-name="T62">(account a pagamento).</text:span></text:p>
      <text:p text:style-name="P29"/>
      <text:p text:style-name="P30">Attributi di Utente:</text:p>
      <text:p text:style-name="P30"/>
      <text:list xml:id="list7481020219618268995" text:style-name="L8">
        <text:list-item>
          <text:p text:style-name="P251">id_utente<text:tab/>numero intero che identifica univocamente l’utente;</text:p>
        </text:list-item>
        <text:list-item>
          <text:p text:style-name="P251">nome<text:tab/><text:tab/>nome dell’utente;</text:p>
        </text:list-item>
        <text:list-item>
          <text:p text:style-name="P251">cognome<text:tab/>cognome dell’utente;</text:p>
        </text:list-item>
        <text:list-item>
          <text:p text:style-name="P251">sesso<text:tab/><text:tab/>sesso dell’utente;</text:p>
        </text:list-item>
        <text:list-item>
          <text:p text:style-name="P251">email<text:tab/><text:tab/>indirizzo e-mail con cui l’utente si è registrato;</text:p>
        </text:list-item>
        <text:list-item>
          <text:p text:style-name="P251">password<text:tab/>password associata dall’utente al suo account;</text:p>
        </text:list-item>
        <text:list-item>
          <text:p text:style-name="P252">data_nascita<text:tab/>data di nascita dell’utente;</text:p>
        </text:list-item>
        <text:list-item>
          <text:p text:style-name="P253">provenienza<text:tab/>luogo di nascita dell’utente;</text:p>
        </text:list-item>
        <text:list-item>
          <text:p text:style-name="P253">occupazione<text:tab/>denota l’occupazione dell’utente;</text:p>
        </text:list-item>
        <text:list-item>
          <text:p text:style-name="P254">luogo_lavoro<text:tab/>città in cui l’utente lavora attualmente.</text:p>
        </text:list-item>
      </text:list>
      <text:p text:style-name="P31"/>
      <text:p text:style-name="P32">Associazioni di Utente:</text:p>
      <text:p text:style-name="P32"/>
      <text:list xml:id="list6316525880111227545" text:style-name="L9">
        <text:list-item>
          <text:p text:style-name="P255">può avere uno o molti contatti;</text:p>
        </text:list-item>
        <text:list-item>
          <text:p text:style-name="P256">può consultare molte offerte di lavoro;</text:p>
        </text:list-item>
        <text:list-item>
          <text:p text:style-name="P255">può aggiungere una o più offerte di lavoro (se è premium);</text:p>
        </text:list-item>
        <text:list-item>
          <text:p text:style-name="P257">può avere uno o molti utenti appartenenti a connessioni di secondo e terzo grado;</text:p>
        </text:list-item>
        <text:list-item>
          <text:p text:style-name="P257">può appartenere ad uno o molti gruppi.</text:p>
        </text:list-item>
      </text:list>
      <text:p text:style-name="P177"/>
      <text:p text:style-name="P177">2) Contatto</text:p>
      <text:p text:style-name="P177"/>
      <text:p text:style-name="P41">Le occorrenze di questa entità costituiscono la lista contatti di ciascun utente, cioè rappresenta gli i contatti con cui l’utente ha collaborato e/o ritiene affidabile.</text:p>
      <text:p text:style-name="P41"/>
      <text:p text:style-name="P42">Attributi di Contatto:</text:p>
      <text:p text:style-name="P42"/>
      <text:list xml:id="list922279082020764043" text:style-name="L10">
        <text:list-item>
          <text:p text:style-name="P258">id_contatto<text:tab/>intero che identifica univocamente ciascuna occorrenza di Contatto;</text:p>
        </text:list-item>
        <text:list-item>
          <text:p text:style-name="P258">utente<text:tab/><text:tab/>attributo che specifica il contatto in questione.</text:p>
        </text:list-item>
      </text:list>
      <text:p text:style-name="P42"/>
      <text:p text:style-name="P42">Associazioni di Contatto:</text:p>
      <text:p text:style-name="P42"/>
      <text:list xml:id="list332515830712730033" text:style-name="L11">
        <text:list-item>
          <text:p text:style-name="P259">può essere contatto di <text:span text:style-name="T74">uno</text:span> o molti utenti.</text:p>
        </text:list-item>
      </text:list>
      <text:p text:style-name="P197">3) <text:span text:style-name="T122">Nodo</text:span></text:p>
      <text:p text:style-name="P177"/>
      <text:p text:style-name="P44">Questa entità costituisce le connessioni di secondo e terzo grado dell’utente, vale a dire le persone nella lista contatti del proprio contatto (<text:span text:style-name="T67">connessioni di </text:span>secondo grado) e <text:span text:style-name="T67">le persone nella lista contatti delle persone nella lista contatti del proprio contatto (connessioni di terzo grado).</text:span></text:p>
      <text:p text:style-name="P45">Per <text:span text:style-name="T68">rappresentare questi tipi diversi di connessioni, sono necessarie due associazioni.</text:span></text:p>
      <text:p text:style-name="P45"/>
      <text:p text:style-name="P46">Attributi di <text:span text:style-name="T122">Nodo</text:span>:</text:p>
      <text:list xml:id="list5165660477817714024" text:style-name="L12">
        <text:list-item>
          <text:p text:style-name="P260">id_<text:span text:style-name="T123">nodo</text:span><text:tab/>intero che identifica univocamente ciascuna occorrenza di <text:span text:style-name="T122">Nodo</text:span>;</text:p>
        </text:list-item>
        <text:list-item>
          <text:p text:style-name="P260">utente<text:tab/><text:tab/>attributo che rappresenta l’utente che si ha come connessione;</text:p>
        </text:list-item>
        <text:list-item>
          <text:p text:style-name="P260">contatto<text:tab/>attributo che specifica <text:span text:style-name="T124">con</text:span> quale contatto <text:span text:style-name="T124">si è in</text:span> connessione.</text:p>
        </text:list-item>
      </text:list>
      <text:p text:style-name="P46"/>
      <text:p text:style-name="P46">Associazioni di <text:span text:style-name="T123">Nodo</text:span>:</text:p>
      <text:list xml:id="list5606933003243003244" text:style-name="L13">
        <text:list-item>
          <text:p text:style-name="P261">può essere connessione di secondo grado di uno o molti utenti;</text:p>
        </text:list-item>
        <text:list-item>
          <text:p text:style-name="P261">può essere connessione di terzo grado di uno o molti utenti; in particolare questa associazione ha un attributo “connessione” che fa riferimento all’utente <text:span text:style-name="T69">della connessione di secondo grado.</text:span></text:p>
        </text:list-item>
      </text:list>
      <text:p text:style-name="P177"/>
      <text:p text:style-name="P177">4) <text:s/>Gruppo</text:p>
      <text:p text:style-name="P177"/>
      <text:p text:style-name="P50">Entità che serve a rappresentare l’esistenza dei gruppi, cioè un insieme di utenti che hanno dei dati in comune (lavoro, luogo di <text:span text:style-name="T72">l</text:span>avoro, nascita, ecc.).</text:p>
      <text:p text:style-name="P50"/>
      <text:p text:style-name="P50">Attributi di Gruppo:</text:p>
      <text:list xml:id="list2802143749037717786" text:style-name="L14">
        <text:list-item>
          <text:p text:style-name="P262">id_gruppo<text:tab/><text:span text:style-name="T71">numero intero che identifica univocamente </text:span>un gruppo;</text:p>
        </text:list-item>
        <text:list-item>
          <text:p text:style-name="P262">attinenza<text:tab/>attributo che specifica <text:span text:style-name="T73">il parametro che accomuna gli utenti del gruppo;</text:span></text:p>
        </text:list-item>
        <text:list-item>
          <text:p text:style-name="P263">nome<text:tab/><text:tab/>nome del gruppo, dipende da attinenza.</text:p>
        </text:list-item>
      </text:list>
      <text:p text:style-name="P51"/>
      <text:p text:style-name="P52"><text:span text:style-name="T75">Associ</text:span>azioni di Gruppo:</text:p>
      <text:list xml:id="list4866750404493832327" text:style-name="L15">
        <text:list-item>
          <text:p text:style-name="P264">può appartenervi uno o più utenti.</text:p>
        </text:list-item>
      </text:list>
      <text:p text:style-name="P177"/>
      <text:p text:style-name="P177">5) Offerta</text:p>
      <text:p text:style-name="P177"/>
      <text:p text:style-name="P52"><text:span text:style-name="T75">Le occorrenze di Offerta formano</text:span> la lista di offerte di lavoro presente nella piattaforma.</text:p>
      <text:p text:style-name="P52"/>
      <text:p text:style-name="P53">Attributi di Offerta:</text:p>
      <text:list xml:id="list362899112948013592" text:style-name="L16">
        <text:list-item>
          <text:p text:style-name="P265">id_offerta<text:tab/><text:span text:style-name="T71">numero intero che identifica univocamente </text:span>l’offerta;</text:p>
        </text:list-item>
        <text:list-item>
          <text:p text:style-name="P265">emittente<text:tab/>identifica l’utente premium che ha creato l’offerta di lavoro;</text:p>
        </text:list-item>
        <text:list-item>
          <text:p text:style-name="P265">occupazione<text:tab/>indica la tipologia di impiego offerto;</text:p>
        </text:list-item>
        <text:list-item>
          <text:p text:style-name="P266">num_posti<text:tab/>numero di posti di lavoro disponibili;</text:p>
        </text:list-item>
        <text:list-item>
          <text:p text:style-name="P265">luogo<text:tab/><text:tab/>luogo di lavoro;</text:p>
        </text:list-item>
        <text:list-item>
          <text:p text:style-name="P265">durata<text:tab/><text:tab/>durata del contratto di lavoro.</text:p>
        </text:list-item>
      </text:list>
      <text:p text:style-name="P54"/>
      <text:p text:style-name="P54">Associazioni di Offerta:</text:p>
      <text:list xml:id="list6758781331832818715" text:style-name="L17">
        <text:list-item>
          <text:p text:style-name="P268">è consultabile da più utenti <text:span text:style-name="T76">ed </text:span>un utente può consultare più offerte;</text:p>
        </text:list-item>
        <text:list-item>
          <text:p text:style-name="P267"><text:soft-page-break/>un utente premium può pubblicare una o più offerte di lavoro;</text:p>
        </text:list-item>
        <text:list-item>
          <text:p text:style-name="P267">può essere pubblicata da un solo utente premium.</text:p>
        </text:list-item>
      </text:list>
      <text:p text:style-name="P116"/>
      <text:p text:style-name="P183">6) Città</text:p>
      <text:p text:style-name="P183"/>
      <text:p text:style-name="P124">Entità introdotta per permettere di avere una lista di città predefinite, in modo da alleggerire il peso del database ed evitare incongruenze tra i nomi.</text:p>
      <text:p text:style-name="P124"/>
      <text:p text:style-name="P124">Attributi di Città:</text:p>
      <text:list xml:id="list8067041658806636581" text:style-name="L18">
        <text:list-item>
          <text:p text:style-name="P269">id_citta<text:tab/>numero intero che identifica univocamente una città;</text:p>
        </text:list-item>
        <text:list-item>
          <text:p text:style-name="P269">nome_citta<text:tab/>stringa contenente il nome della città.</text:p>
        </text:list-item>
      </text:list>
      <text:p text:style-name="P126"/>
      <text:p text:style-name="P124">Associazioni di Città:</text:p>
      <text:list xml:id="list5145446251582329639" text:style-name="L19">
        <text:list-item>
          <text:p text:style-name="P271">p<text:span text:style-name="T154">ossono</text:span> esservi nat<text:span text:style-name="T154">i</text:span> più utenti;</text:p>
        </text:list-item>
        <text:list-item>
          <text:p text:style-name="P271">p<text:span text:style-name="T155">ossono</text:span> attualmente lavorarci più utenti.</text:p>
        </text:list-item>
      </text:list>
      <text:p text:style-name="P183"/>
      <text:p text:style-name="P183">7) Lavoro</text:p>
      <text:p text:style-name="P183"/>
      <text:p text:style-name="P129">Similmente a Città, l’entità Lavoro serve ad avere una lista di lavori predefiniti.</text:p>
      <text:p text:style-name="P125">Attributi di <text:span text:style-name="T153">Lavoro</text:span>:</text:p>
      <text:list xml:id="list190020963562605" text:continue-list="list8067041658806636581" text:style-name="L18">
        <text:list-item>
          <text:p text:style-name="P270">id_<text:span text:style-name="T153">lavoro</text:span><text:tab/>numero intero che identifica univocamente un <text:span text:style-name="T153">lavoro</text:span>;</text:p>
        </text:list-item>
        <text:list-item>
          <text:p text:style-name="P270">nome_<text:span text:style-name="T153">lavoro</text:span><text:tab/>stringa contenente il nome del <text:span text:style-name="T153">lavoro</text:span>.</text:p>
        </text:list-item>
      </text:list>
      <text:p text:style-name="P127"/>
      <text:p text:style-name="P125">Associazioni di <text:span text:style-name="T154">lavoro</text:span>:</text:p>
      <text:list xml:id="list7519696316480832491" text:style-name="L20">
        <text:list-item>
          <text:p text:style-name="P272">può essere l’impiego di più utenti</text:p>
        </text:list-item>
      </text:list>
      <text:p text:style-name="P116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26"/>
      <text:p text:style-name="P26">Come strategia di progetto è stata scelta la <text:span text:style-name="T32">inside-out</text:span>, che può essere intesa come un caso particolare della strategia <text:span text:style-name="T32">bottom-up</text:span>.</text:p>
      <text:p text:style-name="P26">A partire dalle specifiche, si individuano i concetti più importanti e da questi si procede espandendosi “a macchia d’olio” fino a coprire interamente le specifiche.</text:p>
      <text:p text:style-name="P26"/>
      <text:p text:style-name="P43">Innanzitutto si considera la relazione tra Utente e Contatto,</text:p>
      <text:p text:style-name="P43"/>
      <text:p text:style-name="P43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47"><text:soft-page-break/>che ci dice che ciascun utente ha collaborato con uno o più contatti, e che ciascun contatto (cioè ogni utente nella lista contatti di un altro <text:span text:style-name="T70">utente</text:span>) può aver collaborato con uno o più utenti, <text:span text:style-name="T70">e quindi può essere nella lista contatti di uno o più utenti.</text:span></text:p>
      <text:p text:style-name="P47"/>
      <text:p text:style-name="P49">Successivamente si analizza la relazione tra l’utente e le sue connessioni</text:p>
      <text:p text:style-name="P49"><office:annotation><dc:creator>Autore sconosciuto</dc:creator><dc:date>2017-08-15T19:06:15</dc:date><text:p text:style-name="P328"><text:span text:style-name="T164">Immagine qui (utente e connessione)</text:span></text:p></office:annotation></text:p>
      <text:p text:style-name="P48">mediante due associazioni tra Utente e <text:span text:style-name="T125">Nodo</text:span>, le quali specificano il tipo di connessione <text:span text:style-name="T77">(secondo o terzo grado). Si noti che l’associazione Terzo Grado ha un attributo che denota il nodo utente appartenente alla connessione di secondo grado.</text:span></text:p>
      <text:p text:style-name="P48"/>
      <text:p text:style-name="P55">Quindi si passa alla relazione fra Utente e il concetto di <text:span text:style-name="T32">account</text:span>, che si è deciso di rappresentare mediante l’utilizzo di una generalizzazione; nello specifico, Utente diventa generalizzazione delle entità Free (account gratuito) e Premium (account a pagamento).</text:p>
      <text:p text:style-name="P55"><office:annotation><dc:creator>Autore sconosciuto</dc:creator><dc:date>2017-08-15T23:11:08</dc:date><text:p text:style-name="P328"><text:span text:style-name="T164">Immagine: generalizzazione utente</text:span></text:p></office:annotation></text:p>
      <text:p text:style-name="P55"/>
      <text:p text:style-name="P56">In seguito si distinguono due associazioni con l’entità Offerta, dal momento che solo utenti premium possono pubblicare offerte di lavoro.</text:p>
      <text:p text:style-name="P56"><office:annotation><dc:creator>Autore sconosciuto</dc:creator><dc:date>2017-08-16T00:13:25</dc:date><text:p text:style-name="P328"><text:span text:style-name="T164">Immagine: associazione tra offerta e account</text:span></text:p></office:annotation></text:p>
      <text:p text:style-name="P128">Poi si inseriscono le entità Città e Lavoro.</text:p>
      <text:p text:style-name="P128"><office:annotation><dc:creator>Autore sconosciuto</dc:creator><dc:date>2017-09-07T21:13:51</dc:date><text:p text:style-name="P328"><text:span text:style-name="T164">Immagine con entità città e lavoro</text:span></text:p></office:annotation></text:p>
      <text:p text:style-name="P57">Infine si schematizza la relazione tra Utente e Gruppi tramite una associazione tra le due entità.</text:p>
      <text:p text:style-name="P57"><office:annotation><dc:creator>Autore sconosciuto</dc:creator><dc:date>2017-08-16T00:13:46</dc:date><text:p text:style-name="P328"><text:span text:style-name="T164">Ultima immagine: utente e gruppo</text:span></text:p></office:annotation></text:p>
      <text:p text:style-name="P57"/>
      <text:p text:style-name="P58">Riassumendo tutto in un unico schema:</text:p>
      <text:p text:style-name="P58"><office:annotation><dc:creator>Autore sconosciuto</dc:creator><dc:date>2017-08-16T00:14:55</dc:date><text:p text:style-name="P328"><text:span text:style-name="T164">Schema e-r finale</text:span></text:p></office:annotation></text:p>
      <text:p text:style-name="P58"/>
      <text:h text:style-name="P234" text:outline-level="1"><text:bookmark-start text:name="__RefHeading___Toc2265_1207499119"/>PROGETTAZIONE LOGICA<text:bookmark-end text:name="__RefHeading___Toc2265_1207499119"/></text:h>
      <text:p text:style-name="P187"/>
      <text:p text:style-name="P59">La progettazione logica è quella fase che permette di tradurre lo schema concettuale della base di dati in uno schema logico, cioè uno schema che non astrae dall’implementazione della base di dati.</text:p>
      <text:p text:style-name="P60">Essa si divide in due fasi: <text:span text:style-name="T32">ristrutturazione</text:span> dello schema Entità-Relazione e <text:span text:style-name="T32">traduzione </text:span><text:span text:style-name="T78">dal modello concettuale a quello logico.</text:span></text:p>
      <text:p text:style-name="P61">I dati in ingresso di una progettazione logica sono lo schema E-R, <text:span text:style-name="T141">il </text:span><text:span text:style-name="T39">carico applicativo</text:span> <text:span text:style-name="T141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63">Il modello logico che verrà utilizzato è il modello relazionale, descritto in seguito, con tutte le implicazioni che ne conseguono.</text:p>
      <text:p text:style-name="P61"/>
      <text:p text:style-name="P61"/>
      <text:h text:style-name="Heading_20_2" text:outline-level="2"><text:bookmark-start text:name="__RefHeading___Toc2309_1207499119"/>Ristrutturazione<text:bookmark-end text:name="__RefHeading___Toc2309_1207499119"/></text:h>
      <text:p text:style-name="P62"/>
      <text:p text:style-name="P62">L<text:span text:style-name="T79">a ristrutturazione comprende i seguenti passi, da effettuare in sequenza:</text:span></text:p>
      <text:list xml:id="list5711545177482022598" text:style-name="L21">
        <text:list-item>
          <text:p text:style-name="P273"><text:span text:style-name="T142">Ottimizzazione</text:span>;</text:p>
        </text:list-item>
        <text:list-item>
          <text:p text:style-name="P275">Semplificazione.</text:p>
        </text:list-item>
      </text:list>
      <text:p text:style-name="P95"/>
      <text:h text:style-name="Heading_20_2" text:outline-level="2"><text:bookmark-start text:name="__RefHeading___Toc2311_1207499119"/>Ottimizzazione<text:bookmark-end text:name="__RefHeading___Toc2311_1207499119"/></text:h>
      <text:p text:style-name="P96"/>
      <text:p text:style-name="P96">Durante questo passaggio, <text:span text:style-name="T143">viene mostrata l’analisi di una particolare scelta di progetto per valutarne l’impatto sulle prestazioni della base di dati. Per valutare ciò si fa uso di tre tabelle:</text:span></text:p>
      <text:list xml:id="list9165632839799506950" text:style-name="L22">
        <text:list-item>
          <text:p text:style-name="P308">Tabella dei volumi: <text:span text:style-name="T44">in essa vengono riportati i concetti dello schema E-R (entità ed associazioni) con il volume previsto, cioè il numero delle loro occorrenze.</text:span></text:p>
        </text:list-item>
        <text:list-item>
          <text:p text:style-name="P308">Tabella delle operazioni: <text:span text:style-name="T45">qui si elencano, per ogni operazione prevista sulla base di dati, </text:span><text:span text:style-name="T46">la frequenza prevista ed il tipo (I – interattiva, B – batch).</text:span></text:p>
        </text:list-item>
        <text:list-item>
          <text:p text:style-name="P308">Tabella degli accessi: <text:span text:style-name="T47">è riferita ad una operazione ed ad essa associa le entità, il numero ed il tipo di accessi (lettura o scrittura) necessari per svolgere tale operazione. </text:span><text:span text:style-name="T48">La distinzione tra lettura e scrittura è fondamentale, poiché generalmente le operazioni di scrittura son</text:span><text:span text:style-name="T58">o</text:span><text:span text:style-name="T48"> molto più onerose di quelle in lettura.</text:span></text:p>
        </text:list-item>
      </text:list>
      <text:p text:style-name="P117"/>
      <text:p text:style-name="P166"><text:span text:style-name="T48">I</text:span><text:span text:style-name="T42">n questo caso, viene presa in considerazione l’associazione Pubblicazione tra le entità Utente ed Offerta. </text:span><text:span text:style-name="T42"><office:annotation><dc:creator>Unknown Author</dc:creator><dc:date>2017-09-05T18:39:37</dc:date><text:p text:style-name="P328"><text:span text:style-name="T164">Inserire immagine dello schema e-r <text:s/>relativo</text:span></text:p></office:annotation></text:span></text:p>
      <text:p text:style-name="P118"/>
      <text:p text:style-name="P168"><text:span text:style-name="T42">In particolare, ci si focalizza sulla presenza dell’attributo </text:span>num_posti<text:span text:style-name="T42"> </text:span><text:span text:style-name="T50">di Offerta, il quale indica il numero di posti disponibili per tale offerta di lavoro. La presenza dell’attributo è una scelta di </text:span><text:soft-page-break/><text:span text:style-name="T50">progetto, in quanto esso può essere considerato una ridondanza, cioè “</text:span><text:span text:style-name="T51">un dato che è derivabile da altri dati”.</text:span></text:p>
      <text:p text:style-name="P170"><text:span text:style-name="T51">P</text:span><text:span text:style-name="T42">iù specificamente, supponendo uno schema alternativo che prevede un posto di lavoro per ogni offerta pubblicata, </text:span>num_posti<text:span text:style-name="T42"> </text:span><text:span text:style-name="T52">potrebbe essere omesso e calcolato semplicemente contando il numero di offerte di lavoro uguali pubblicate da uno stesso utente.</text:span></text:p>
      <text:p text:style-name="P119">Dal momento che l’eliminazione delle ridondanze non porta necessariamente dei benefici, si valutano i costi di accesso sui quali operare la scelta ottimale.</text:p>
      <text:p text:style-name="P119"/>
      <text:p text:style-name="P171"><text:span text:style-name="T51">L’</text:span><text:span text:style-name="T42">ottimizzazione effettuata di seguito ha lo scopo di valutare </text:span><text:span text:style-name="T52">le ripercussioni in termini di costo computazionale e di utilizzo della memoria dei due modi differenti di strutturare lo schema E-R, cioè con e senza ridondanza.</text:span></text:p>
      <text:p text:style-name="P120"/>
      <text:p text:style-name="P171"><text:span text:style-name="T54">La</text:span><text:span text:style-name="T53"> tavola dei volumi ingloba questi tre concetti:</text:span></text:p>
      <text:p text:style-name="P12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1">Concetto</text:p>
          </table:table-cell>
          <table:table-cell table:style-name="Table1.A1" office:value-type="string">
            <text:p text:style-name="P221">Tipo</text:p>
          </table:table-cell>
          <table:table-cell table:style-name="Table1.C1" office:value-type="string">
            <text:p text:style-name="P221">Volume</text:p>
          </table:table-cell>
        </table:table-row>
        <table:table-row>
          <table:table-cell table:style-name="Table1.A2" office:value-type="string">
            <text:p text:style-name="P212">Utente</text:p>
          </table:table-cell>
          <table:table-cell table:style-name="Table1.A2" office:value-type="string">
            <text:p text:style-name="P212">E</text:p>
          </table:table-cell>
          <table:table-cell table:style-name="Table1.C2" office:value-type="string">
            <text:p text:style-name="P212">1000</text:p>
          </table:table-cell>
        </table:table-row>
        <table:table-row>
          <table:table-cell table:style-name="Table1.A2" office:value-type="string">
            <text:p text:style-name="P213">Offerta</text:p>
          </table:table-cell>
          <table:table-cell table:style-name="Table1.A2" office:value-type="string">
            <text:p text:style-name="P213">E</text:p>
          </table:table-cell>
          <table:table-cell table:style-name="Table1.C2" office:value-type="string">
            <text:p text:style-name="P213">100</text:p>
          </table:table-cell>
        </table:table-row>
        <table:table-row>
          <table:table-cell table:style-name="Table1.A2" office:value-type="string">
            <text:p text:style-name="P213">Pubblicazione</text:p>
          </table:table-cell>
          <table:table-cell table:style-name="Table1.A2" office:value-type="string">
            <text:p text:style-name="P213">R</text:p>
          </table:table-cell>
          <table:table-cell table:style-name="Table1.C2" office:value-type="string">
            <text:p text:style-name="P213">100</text:p>
          </table:table-cell>
        </table:table-row>
      </table:table>
      <text:p text:style-name="P121"/>
      <text:p text:style-name="P122">Il volume è indicativo, ci si vuole focalizzare maggiormente sul rapporto tra i concetti; notare che il volume di Offerta e Pubblicazione coincide, poiché la cardinalità dice che un’offerta viene pubblicata da un solo utente.</text:p>
      <text:p text:style-name="P122"/>
      <text:p text:style-name="P167"><text:span text:style-name="T42">Per quanto riguarda le operazioni, se ne esamin</text:span><text:span text:style-name="T55">ano</text:span><text:span text:style-name="T42"> due:</text:span></text:p>
      <text:list xml:id="list5122472832432208811" text:style-name="L23">
        <text:list-item>
          <text:p text:style-name="P309"><text:span text:style-name="T42">pubblicare un’offerta di lavoro (</text:span><text:span text:style-name="T59">operazione 1</text:span><text:span text:style-name="T49">)</text:span><text:span text:style-name="T42">;</text:span></text:p>
        </text:list-item>
        <text:list-item>
          <text:p text:style-name="P309"><text:span text:style-name="T42">cercare </text:span><text:span text:style-name="T49">il numero di posti di lavoro disponibili (</text:span><text:span text:style-name="T60">operazione 2</text:span><text:span text:style-name="T49">).</text:span></text:p>
        </text:list-item>
      </text:list>
      <text:p text:style-name="P1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2">Operazione</text:p>
          </table:table-cell>
          <table:table-cell table:style-name="Table2.A1" office:value-type="string">
            <text:p text:style-name="P222">Tipo</text:p>
          </table:table-cell>
          <table:table-cell table:style-name="Table2.C1" office:value-type="string">
            <text:p text:style-name="P222">Frequenza</text:p>
          </table:table-cell>
        </table:table-row>
        <table:table-row>
          <table:table-cell table:style-name="Table2.A2" office:value-type="string">
            <text:p text:style-name="P214">Operazione 1</text:p>
          </table:table-cell>
          <table:table-cell table:style-name="Table2.A2" office:value-type="string">
            <text:p text:style-name="P214">I</text:p>
          </table:table-cell>
          <table:table-cell table:style-name="Table2.C2" office:value-type="string">
            <text:p text:style-name="P214">10 volte al giorno</text:p>
          </table:table-cell>
        </table:table-row>
        <table:table-row>
          <table:table-cell table:style-name="Table2.A2" office:value-type="string">
            <text:p text:style-name="P214">Operazione 2</text:p>
          </table:table-cell>
          <table:table-cell table:style-name="Table2.A2" office:value-type="string">
            <text:p text:style-name="P214">I</text:p>
          </table:table-cell>
          <table:table-cell table:style-name="Table2.C2" office:value-type="string">
            <text:p text:style-name="P214">50 volte al giorno</text:p>
          </table:table-cell>
        </table:table-row>
      </table:table>
      <text:p text:style-name="P123"/>
      <text:p text:style-name="P123"/>
      <text:p text:style-name="P169"><text:span text:style-name="T49">A </text:span><text:span text:style-name="T42">questo punto </text:span><text:span text:style-name="T55">si considerano </text:span><text:span text:style-name="T56">individualmente le due scelte e si formano le rispettive tabelle degli accessi </text:span><text:span text:style-name="T57">(una per operazione).</text:span></text:p>
      <text:p text:style-name="P100"/>
      <text:p text:style-name="P100"/>
      <text:p text:style-name="P134">IN PRESENZA DI RIDONDANZA</text:p>
      <text:p text:style-name="P133"/>
      <text:p text:style-name="P10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23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25">Concetto</text:p>
          </table:table-cell>
          <table:table-cell table:style-name="Table3.A2" office:value-type="string">
            <text:p text:style-name="P225">Costrutto</text:p>
          </table:table-cell>
          <table:table-cell table:style-name="Table3.A2" office:value-type="string">
            <text:p text:style-name="P225">Accessi</text:p>
          </table:table-cell>
          <table:table-cell table:style-name="Table3.D2" office:value-type="string">
            <text:p text:style-name="P225">Tipo</text:p>
          </table:table-cell>
        </table:table-row>
        <table:table-row>
          <table:table-cell table:style-name="Table3.A2" office:value-type="string">
            <text:p text:style-name="P215">Utente</text:p>
          </table:table-cell>
          <table:table-cell table:style-name="Table3.A2" office:value-type="string">
            <text:p text:style-name="P215">E</text:p>
          </table:table-cell>
          <table:table-cell table:style-name="Table3.A2" office:value-type="string">
            <text:p text:style-name="P215">1</text:p>
          </table:table-cell>
          <table:table-cell table:style-name="Table3.D2" office:value-type="string">
            <text:p text:style-name="P215">L</text:p>
          </table:table-cell>
        </table:table-row>
        <table:table-row>
          <table:table-cell table:style-name="Table3.A2" office:value-type="string">
            <text:p text:style-name="P215">Offerta</text:p>
          </table:table-cell>
          <table:table-cell table:style-name="Table3.A2" office:value-type="string">
            <text:p text:style-name="P215">E</text:p>
          </table:table-cell>
          <table:table-cell table:style-name="Table3.A2" office:value-type="string">
            <text:p text:style-name="P215">2</text:p>
          </table:table-cell>
          <table:table-cell table:style-name="Table3.D2" office:value-type="string">
            <text:p text:style-name="P215">S</text:p>
          </table:table-cell>
        </table:table-row>
        <text:soft-page-break/>
        <table:table-row>
          <table:table-cell table:style-name="Table3.A2" office:value-type="string">
            <text:p text:style-name="P215">Pubblicazione</text:p>
          </table:table-cell>
          <table:table-cell table:style-name="Table3.A2" office:value-type="string">
            <text:p text:style-name="P215">R</text:p>
          </table:table-cell>
          <table:table-cell table:style-name="Table3.A2" office:value-type="string">
            <text:p text:style-name="P215">1</text:p>
          </table:table-cell>
          <table:table-cell table:style-name="Table3.D2" office:value-type="string">
            <text:p text:style-name="P215">S</text:p>
          </table:table-cell>
        </table:table-row>
      </table:table>
      <text:p text:style-name="P131"/>
      <text:p text:style-name="P102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32">num_posti</text:span>.</text:p>
      <text:p text:style-name="P102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27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27">Concetto</text:p>
          </table:table-cell>
          <table:table-cell table:style-name="Table5.A2" office:value-type="string">
            <text:p text:style-name="P227">Costrutto</text:p>
          </table:table-cell>
          <table:table-cell table:style-name="Table5.A2" office:value-type="string">
            <text:p text:style-name="P227">Accessi</text:p>
          </table:table-cell>
          <table:table-cell table:style-name="Table5.D2" office:value-type="string">
            <text:p text:style-name="P227">Tipo</text:p>
          </table:table-cell>
        </table:table-row>
        <table:table-row>
          <table:table-cell table:style-name="Table5.A2" office:value-type="string">
            <text:p text:style-name="P216">Offerta</text:p>
          </table:table-cell>
          <table:table-cell table:style-name="Table5.A2" office:value-type="string">
            <text:p text:style-name="P216">E</text:p>
          </table:table-cell>
          <table:table-cell table:style-name="Table5.A2" office:value-type="string">
            <text:p text:style-name="P216">1</text:p>
          </table:table-cell>
          <table:table-cell table:style-name="Table5.D2" office:value-type="string">
            <text:p text:style-name="P216">L</text:p>
          </table:table-cell>
        </table:table-row>
      </table:table>
      <text:p text:style-name="P102"/>
      <text:p text:style-name="P103">Cercare il numero di posti di lavoro disponibili comporta in questo caso <text:span text:style-name="T150">il solo</text:span> accesso in lettura all’attributo <text:span text:style-name="T32">num_posti</text:span> di Offerta.</text:p>
      <text:p text:style-name="P103"/>
      <text:p text:style-name="P104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45">accesso ad </text:span>esse sarà il doppio <text:span text:style-name="T144">rispetto alle</text:span> operazioni di lettura.</text:p>
      <text:p text:style-name="P104"/>
      <text:p text:style-name="P104">Il costo della prima operazione consiste in:</text:p>
      <text:list xml:id="list2435654551963698423" text:style-name="L24">
        <text:list-item>
          <text:p text:style-name="P276">1 accesso in lettura su Utente, 10 volte al giorno (1*10 = 10);</text:p>
        </text:list-item>
        <text:list-item>
          <text:p text:style-name="P276">1 accesso in <text:span text:style-name="T145">scrittura su Pubblicazione, 10 volte (1*10*2 = 20);</text:span></text:p>
        </text:list-item>
        <text:list-item>
          <text:p text:style-name="P277">2 accessi in scrittura su Offerta, 10 volte (2*10*2 = 40).</text:p>
        </text:list-item>
      </text:list>
      <text:p text:style-name="P105">Sommando il tutto, <text:span text:style-name="T146">mediamente l’operazione 1 richiede 70 operazioni al giorno.</text:span></text:p>
      <text:p text:style-name="P105"/>
      <text:p text:style-name="P106">Il costo della seconda operazione è facilmente calcolabile: 1 accesso in lettura * 50 volte al giorno, quindi 50 accessi.</text:p>
      <text:p text:style-name="P106"/>
      <text:p text:style-name="P107">Ricapitolando, in presenza di ridondanza le due operazioni richiedono 120 accessi giornalieri. </text:p>
      <text:p text:style-name="P108">C’è inoltre da considerare la maggiore quantità di memoria richiesta per memorizzare l’attributo: supponendo l’uso di 4 byte per ogni attributo (sufficienti per memorizzare un intero), moltiplicando <text:span text:style-name="T147">per il volume di Offerta si ottengono 400 byte, una richiesta esigua di memoria aggiuntiva.</text:span></text:p>
      <text:p text:style-name="P103"/>
      <text:p text:style-name="P135">IN ASSENZA DI RIDONDANZA</text:p>
      <text:p text:style-name="P135"/>
      <text:p text:style-name="P132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24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26">Concetto</text:p>
          </table:table-cell>
          <table:table-cell table:style-name="Table4.A2" office:value-type="string">
            <text:p text:style-name="P226">Costrutto</text:p>
          </table:table-cell>
          <table:table-cell table:style-name="Table4.A2" office:value-type="string">
            <text:p text:style-name="P226">Accessi</text:p>
          </table:table-cell>
          <table:table-cell table:style-name="Table4.D2" office:value-type="string">
            <text:p text:style-name="P226">Tipo</text:p>
          </table:table-cell>
        </table:table-row>
        <table:table-row>
          <table:table-cell table:style-name="Table4.A2" office:value-type="string">
            <text:p text:style-name="P217">Utente</text:p>
          </table:table-cell>
          <table:table-cell table:style-name="Table4.A2" office:value-type="string">
            <text:p text:style-name="P217">E</text:p>
          </table:table-cell>
          <table:table-cell table:style-name="Table4.A2" office:value-type="string">
            <text:p text:style-name="P217">1</text:p>
          </table:table-cell>
          <table:table-cell table:style-name="Table4.D2" office:value-type="string">
            <text:p text:style-name="P217">L</text:p>
          </table:table-cell>
        </table:table-row>
        <table:table-row>
          <table:table-cell table:style-name="Table4.A2" office:value-type="string">
            <text:p text:style-name="P217">Offerta</text:p>
          </table:table-cell>
          <table:table-cell table:style-name="Table4.A2" office:value-type="string">
            <text:p text:style-name="P217">E</text:p>
          </table:table-cell>
          <table:table-cell table:style-name="Table4.A2" office:value-type="string">
            <text:p text:style-name="P217">1</text:p>
          </table:table-cell>
          <table:table-cell table:style-name="Table4.D2" office:value-type="string">
            <text:p text:style-name="P217">S</text:p>
          </table:table-cell>
        </table:table-row>
        <table:table-row>
          <table:table-cell table:style-name="Table4.A2" office:value-type="string">
            <text:p text:style-name="P217">Pubblicazione</text:p>
          </table:table-cell>
          <table:table-cell table:style-name="Table4.A2" office:value-type="string">
            <text:p text:style-name="P217">R</text:p>
          </table:table-cell>
          <table:table-cell table:style-name="Table4.A2" office:value-type="string">
            <text:p text:style-name="P217">1</text:p>
          </table:table-cell>
          <table:table-cell table:style-name="Table4.D2" office:value-type="string">
            <text:p text:style-name="P217">S</text:p>
          </table:table-cell>
        </table:table-row>
      </table:table>
      <text:p text:style-name="P98"/>
      <text:p text:style-name="P111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99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28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28">Concetto</text:p>
          </table:table-cell>
          <table:table-cell table:style-name="Table6.A2" office:value-type="string">
            <text:p text:style-name="P228">Costrutto</text:p>
          </table:table-cell>
          <table:table-cell table:style-name="Table6.A2" office:value-type="string">
            <text:p text:style-name="P228">Accessi</text:p>
          </table:table-cell>
          <table:table-cell table:style-name="Table6.D2" office:value-type="string">
            <text:p text:style-name="P228">Tipo</text:p>
          </table:table-cell>
        </table:table-row>
        <table:table-row>
          <table:table-cell table:style-name="Table6.A2" office:value-type="string">
            <text:p text:style-name="P218">Offerta</text:p>
          </table:table-cell>
          <table:table-cell table:style-name="Table6.A2" office:value-type="string">
            <text:p text:style-name="P218">E</text:p>
          </table:table-cell>
          <table:table-cell table:style-name="Table6.A2" office:value-type="string">
            <text:p text:style-name="P218">1</text:p>
          </table:table-cell>
          <table:table-cell table:style-name="Table6.D2" office:value-type="string">
            <text:p text:style-name="P218">L</text:p>
          </table:table-cell>
        </table:table-row>
        <table:table-row>
          <table:table-cell table:style-name="Table6.A2" office:value-type="string">
            <text:p text:style-name="P218">Pubblicazione</text:p>
          </table:table-cell>
          <table:table-cell table:style-name="Table6.A2" office:value-type="string">
            <text:p text:style-name="P218">R</text:p>
          </table:table-cell>
          <table:table-cell table:style-name="Table6.A2" office:value-type="string">
            <text:p text:style-name="P218">10</text:p>
          </table:table-cell>
          <table:table-cell table:style-name="Table6.D2" office:value-type="string">
            <text:p text:style-name="P218">L</text:p>
          </table:table-cell>
        </table:table-row>
      </table:table>
      <text:p text:style-name="P99"/>
      <text:p text:style-name="P112">Cercare il numero di posti di lavoro disponibili comporta anche d<text:span text:style-name="T151">ieci</text:span> accessi in lettura a Pubblicazione, dove tale numero è stato stimato dividendo il volume di Utenti con il volume di Pubblicazione, cioè facendo una media (ogni offerta dello stesso tipo è stata pubblicata <text:span text:style-name="T85">mediamente</text:span><text:span text:style-name="T96"> </text:span><text:span text:style-name="T110">10 volte </text:span><text:span text:style-name="T111">dallo stesso utente</text:span><text:span text:style-name="T110">: 1000/100 = 10).</text:span></text:p>
      <text:p text:style-name="P98"/>
      <text:p text:style-name="P109">Stavolta la prima operazione comporta:</text:p>
      <text:list xml:id="list7913576951313572048" text:style-name="L25">
        <text:list-item>
          <text:p text:style-name="P278">1 accesso in lettura su Utente, 10 volte al giorno (1*10 = 10);</text:p>
        </text:list-item>
        <text:list-item>
          <text:p text:style-name="P278">1 accesso in scrittura su Offerta, 10 volte (1*10*2 = 20);</text:p>
        </text:list-item>
        <text:list-item>
          <text:p text:style-name="P278">1 accesso in scrittura su Pubblicazione, 10 volte (1*10*2 = 20).</text:p>
        </text:list-item>
      </text:list>
      <text:p text:style-name="P113">Quindi 50 accessi al giorno complessivi.</text:p>
      <text:p text:style-name="P113"/>
      <text:p text:style-name="P113">Per quanto riguarda la seconda operazione, in questo caso servono:</text:p>
      <text:list xml:id="list937609952691769982" text:style-name="L26">
        <text:list-item>
          <text:p text:style-name="P279">1 accesso in lettura su Offerta, 50 volte al giorno (1*50 = 50);</text:p>
        </text:list-item>
        <text:list-item>
          <text:p text:style-name="P279">10 accessi in lettura su Pubblicazione, 50 volte (10*50 = 500).</text:p>
        </text:list-item>
      </text:list>
      <text:p text:style-name="P114">Cioè 550 accessi giornalieri.</text:p>
      <text:p text:style-name="P114"/>
      <text:p text:style-name="P114"/>
      <text:p text:style-name="P115">Quindi si può dire che, in assenza di ridondanza, le due operazioni richiedono mediamente 600 accessi al giorno, contro i 120 in presenza di ridondanza.</text:p>
      <text:p text:style-name="P115">Si evince che il primo approccio è molto più conveniente, poiché, a fronte di un piccolo <text:span text:style-name="T152">incremento della memoria richiesta</text:span>, il vantaggio prestazionale è notevole.</text:p>
      <text:p text:style-name="P110"/>
      <text:p text:style-name="P110"/>
      <text:p text:style-name="P110"/>
      <text:h text:style-name="P237" text:outline-level="2"><text:bookmark-start text:name="__RefHeading___Toc2313_1207499119"/>Semplificazione<text:bookmark-end text:name="__RefHeading___Toc2313_1207499119"/></text:h>
      <text:p text:style-name="P97"/>
      <text:p text:style-name="P97">Questa fase prevede le seguenti operazioni sullo schema E-R:</text:p>
      <text:list xml:id="list190019637752132" text:continue-list="list5711545177482022598" text:style-name="L21">
        <text:list-item>
          <text:p text:style-name="P274">Eliminazione delle generalizzazioni;</text:p>
        </text:list-item>
        <text:list-item>
          <text:p text:style-name="P280">Eliminazione di attributi composti e <text:span text:style-name="T80">di</text:span> identificatori esterni;</text:p>
        </text:list-item>
        <text:list-item>
          <text:p text:style-name="P281">Scelta degli identificatori principali.</text:p>
        </text:list-item>
      </text:list>
      <text:p text:style-name="P181"/>
      <text:p text:style-name="P181">Eliminazione delle generalizzazioni</text:p>
      <text:p text:style-name="P181"/>
      <text:p text:style-name="P63">Necessaria poiché <text:span text:style-name="T81">i sistemi tradizionali per la gestione di basi di dati (incluso il modello relazionale) non permettono di rappresentare direttamente una generalizzazione.</text:span></text:p>
      <text:p text:style-name="P64">In questo caso, l’unico caso di generalizzazione presente è Utente, entità-genitore di Free e Premium:</text:p>
      <text:p text:style-name="P64"><office:annotation><dc:creator>Autore sconosciuto</dc:creator><dc:date>2017-08-17T18:25:45</dc:date><text:p text:style-name="P328"><text:span text:style-name="T164">Immagine generalizzazione</text:span></text:p></office:annotation></text:p>
      <text:p text:style-name="P64"/>
      <text:p text:style-name="P65">Questa generalizzazione è <text:span text:style-name="T32">totale </text:span>(gli utenti premium e free costituiscono tutti gli utenti della base di dati) ed <text:span text:style-name="T32">esclusiva </text:span>(non esistono utenti che sono premium <text:span text:style-name="T82">e</text:span> free <text:span text:style-name="T82">allo stesso tempo</text:span>).</text:p>
      <text:p text:style-name="P66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66"><office:annotation><dc:creator>Autore sconosciuto</dc:creator><dc:date>2017-08-17T18:51:03</dc:date><text:p text:style-name="P328"><text:span text:style-name="T164">Immagine generalizzazione dopo l’accorpamento</text:span></text:p></office:annotation></text:p>
      <text:p text:style-name="P66"/>
      <text:p text:style-name="P181"/>
      <text:p text:style-name="P181">Eliminazione di attributi composti e di identificatori esterni</text:p>
      <text:p text:style-name="P181"/>
      <text:p text:style-name="P67">Dal momento che nello schema E-R finale non ci sono attributi composti o identificatori esterni, questa fase di ristrutturazione non viene effettuata.</text:p>
      <text:p text:style-name="P181"/>
      <text:p text:style-name="P182">Scelta degli identificatori principali</text:p>
      <text:p text:style-name="P182"/>
      <text:p text:style-name="P68">Nella selezione degli identificatori si è tenuto conto dei seguenti criteri:</text:p>
      <text:list xml:id="list644918263205605703" text:style-name="L27">
        <text:list-item>
          <text:p text:style-name="P282">attributi che possono avere valori nulli sono da scartare;</text:p>
        </text:list-item>
        <text:list-item>
          <text:p text:style-name="P282">si preferiscono identificatori composti da un solo attributo;</text:p>
        </text:list-item>
        <text:list-item>
          <text:p text:style-name="P282">si favoriscono identificatori interni rispetto a quelli esterni;</text:p>
        </text:list-item>
        <text:list-item>
          <text:p text:style-name="P282">è preferibile un identificatore usato da molte operazioni per accedere alle occorrenze dell’entità ad esso associata.</text:p>
        </text:list-item>
      </text:list>
      <text:p text:style-name="P68"/>
      <text:p text:style-name="P69">Per tutte le entità, <text:span text:style-name="T83">come evidenziato dallo schema finale, si utilizzeranno numeri interi auto-incrementanti come identificatori.</text:span></text:p>
      <text:h text:style-name="P237" text:outline-level="2"><text:bookmark-start text:name="__RefHeading___Toc2315_1207499119"/>Traduzione<text:bookmark-end text:name="__RefHeading___Toc2315_1207499119"/></text:h>
      <text:p text:style-name="P70"/>
      <text:p text:style-name="P70">Il modello relazionale si basa sul concetto di <text:span text:style-name="T32">relazione </text:span><text:span text:style-name="T84">e</text:span><text:span text:style-name="T33"> tabella. </text:span><text:span text:style-name="T84">Per quanto riguarda la prima, si tratta della relazione</text:span> matematica su n insiemi (<text:span text:style-name="T32">domini</text:span> della relazione), <text:span text:style-name="T84">la quale è un </text:span><text:span text:style-name="T33">sottoinsieme</text:span><text:span text:style-name="T84"> del prodotto cartesiano dei domini stessi; invece, il termine </text:span><text:span text:style-name="T34">tabella</text:span><text:span text:style-name="T92"> si riferisce al concetto intuitivo di tabella.</text:span></text:p>
      <text:p text:style-name="P70"/>
      <text:p text:style-name="P70"><text:span text:style-name="T84">Le cosiddette </text:span><text:span text:style-name="T33">tuple</text:span><text:span text:style-name="T84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86">ordinati</text:span><text:span text:style-name="T84">.</text:span></text:p>
      <text:p text:style-name="P71">Nel modello relazionale le intestazioni delle colonne delle tabelle si dicono <text:span text:style-name="T32">attributi</text:span>, e sono i nomi ad esse associati, pertanto diversi l’uno dall’altro.</text:p>
      <text:p text:style-name="P71"/>
      <text:p text:style-name="P76">Nel caso di valori sconosciuti, inesistenti o senza informazione, si estende il concetto di relazione prevedendo che il dominio di un valore di una tupla <text:span text:style-name="T95">possa assumere un </text:span><text:span text:style-name="T37">valore nullo</text:span><text:span text:style-name="T95">, cioè senza informazione.</text:span></text:p>
      <text:p text:style-name="P77">Devono essere posti delle moderazioni sui valori nulli per non rischiare di avere, ad esempio, tuple senza informazione.</text:p>
      <text:p text:style-name="P71"/>
      <text:p text:style-name="P72">Il concetto di <text:span text:style-name="T32">vincolo di integrità</text:span> <text:span text:style-name="T91">definisce delle proprietà che devono essere rispettate dalle istanze delle relazioni affinché rappresentino informazioni corrette ai fini dell’applicazione. P</text:span>uò essere visto come un <text:span text:style-name="T32">predicato</text:span>, <text:span text:style-name="T91">che associa un valore di vero o falso ad ogni istanza.</text:span></text:p>
      <text:p text:style-name="P73">Un <text:span text:style-name="T32">vincolo di integrità referenziale </text:span><text:span text:style-name="T93">si definisce fra gli attributi X di una relazione R1 ed una relazione R2 ed è “soddisfatto” se i valori di X sono anche valori della </text:span><text:span text:style-name="T35">chiave</text:span><text:span text:style-name="T93"> dell’istanza di R2.</text:span></text:p>
      <text:p text:style-name="P73"/>
      <text:p text:style-name="P74">Una <text:span text:style-name="T32">superchiave </text:span>è un insieme di uno o più attributi che identifica univocamente le tuple di una relazione. <text:span text:style-name="T94">Una superchiave K è </text:span><text:span text:style-name="T36">chiave </text:span><text:span text:style-name="T94">di una relazione se non esiste un’altra superchiave K’ contenuta in K come sottoinsieme proprio.</text:span></text:p>
      <text:p text:style-name="P75">L’esigenza di porre dei limiti al numero di chiavi che possono assumere valori nulli porta a definire, con il nome di <text:span text:style-name="T32">chiave primaria</text:span>, una chiave che non può avere valori nulli.</text:p>
      <text:p text:style-name="P75"/>
      <text:p text:style-name="P75"/>
      <text:p text:style-name="P78">Le definizioni riportate sopra saranno utili durante la traduzione nel modello relazionale.</text:p>
      <text:p text:style-name="P201">Associazioni molti a molti</text:p>
      <text:p text:style-name="P130"/>
      <text:list xml:id="list1658757745023927964" text:style-name="L28">
        <text:list-item>
          <text:p text:style-name="P283">Ad ogni entità corrisponde una relazione con lo stesso nome (cioè una tabella), avente come attributi gli stessi attributi dell’entità ed il suo identificatore come chiave.</text:p>
        </text:list-item>
        <text:list-item>
          <text:p text:style-name="P284">Le associazioni si traducono con una relazione dallo stesso nome, avente per attributi gli eventuali attributi dell’associazione e gli identificatori delle entità coinvolte.</text:p>
        </text:list-item>
      </text:list>
      <text:p text:style-name="P79"/>
      <text:p text:style-name="P81">Ad esempio, l’associazione Collaborazione tra Utente e Contatto</text:p>
      <text:p text:style-name="P81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1">diventa:</text:p>
      <text:p text:style-name="P80"/>
      <text:p text:style-name="P80">UTENTE(<text:span text:style-name="T85">id_utente</text:span><text:span text:style-name="T96">, nome, cognome, sesso, …, account)</text:span></text:p>
      <text:p text:style-name="P80"><text:span text:style-name="T96">CONTATTO(</text:span><text:span text:style-name="T85">id_contatto</text:span><text:span text:style-name="T96">, utente)</text:span></text:p>
      <text:p text:style-name="P80"><text:span text:style-name="T96">COLLABORAZIONE(</text:span><text:span text:style-name="T85">id_utente</text:span><text:span text:style-name="T96">, </text:span><text:span text:style-name="T85">id_contatto</text:span><text:span text:style-name="T96">)</text:span></text:p>
      <text:p text:style-name="P136"/>
      <text:p text:style-name="P85"><text:span text:style-name="T96">e contiene due vincoli di integrità referenziale tra gli attributi id_utente e id_contatto di COLLABOR</text:span><text:span text:style-name="T97">AZIONE e gli omonimi attributi delle entità UTENTE e CONTATTO.</text:span></text:p>
      <text:p text:style-name="P138"/>
      <text:p text:style-name="P138"/>
      <text:p text:style-name="P164">Associazioni uno a molti</text:p>
      <text:p text:style-name="P164"/>
      <text:p text:style-name="P139">Si consideri come esempio l’associazione Pubblicazione tra Utente e Offerta.</text:p>
      <text:p text:style-name="P140">Si possono seguire le stesse regole enunciate per le associazioni molti a molti, con una differenza:</text:p>
      <text:p text:style-name="P141"/>
      <text:p text:style-name="P82"><text:span text:style-name="T96">UTENTE(</text:span><text:span text:style-name="T85">id_utente</text:span><text:span text:style-name="T96">, nome, cognome, sesso, …, account)</text:span></text:p>
      <text:p text:style-name="P86"><text:span text:style-name="T96">OFFERTA(</text:span><text:span text:style-name="T85">id_offerta</text:span><text:span text:style-name="T96">, emittente, occupazione, …, durata)</text:span></text:p>
      <text:p text:style-name="P86"><text:span text:style-name="T96">PUBBLICAZIONE(</text:span><text:span text:style-name="T87">id_offerta</text:span><text:span text:style-name="T98">, </text:span><text:span text:style-name="T99">id_utente</text:span><text:span text:style-name="T98">)</text:span></text:p>
      <text:p text:style-name="P142"/>
      <text:p text:style-name="P87"><text:span text:style-name="T100">cioè nella relazione PUBBLICAZIONE la chiave è formata solo dall’identificatore di OFFERTA, poiché la cardinalità dell’associazione rivela che un’offerta è pubblicata da un solo utente; </text:span><text:span text:style-name="T98">m</text:span><text:span text:style-name="T96">a dal momento che esiste una corrispondenza biunivoca tra le occorrenze di OFFERTA e PUBBLICAZIONE, è possibile fonderle in un’unica relazione:</text:span></text:p>
      <text:p text:style-name="P140"/>
      <text:p text:style-name="P83"><text:span text:style-name="T96">UTENTE(</text:span><text:span text:style-name="T85">id_utente</text:span><text:span text:style-name="T96">, nome, cognome, sesso, …, account)</text:span></text:p>
      <text:p text:style-name="P87"><text:span text:style-name="T96">OFFERTA(</text:span><text:span text:style-name="T85">id_offerta</text:span><text:span text:style-name="T96">, </text:span><text:span text:style-name="T101">emittente, occupazione, …, durata)</text:span></text:p>
      <text:p text:style-name="P143"/>
      <text:p text:style-name="P90"><text:span text:style-name="T101">I</text:span><text:span text:style-name="T96">n questo caso sono state fuse insieme OFFERTA e PUBBLICAZIONE in OFFERTA.</text:span></text:p>
      <text:p text:style-name="P198"><text:span text:style-name="T101">M</text:span><text:span text:style-name="T96">odello relazionale</text:span></text:p>
      <text:p text:style-name="P184"/>
      <text:p text:style-name="P145">Alla luce di quanto detto, si può ora procedere alla traduzione dallo schema E-R ristrutturato al modello relazionale:</text:p>
      <text:p text:style-name="P145"/>
      <text:list xml:id="list3079934638676468274" text:style-name="L29">
        <text:list-item>
          <text:p text:style-name="P285">innanzitutto l’associazione tra Utente e Contatto:</text:p>
          <text:p text:style-name="P285"/>
          <text:p text:style-name="P286">UTENTE(<text:span text:style-name="T85">id_utente</text:span><text:span text:style-name="T96">, nome, cognome, … , </text:span><text:span text:style-name="T112">provenienza, occupazione, luogo_lavoro</text:span><text:span text:style-name="T96">, account)</text:span></text:p>
          <text:p text:style-name="P286"><text:span text:style-name="T96">CONTATTO(</text:span><text:span text:style-name="T85">id_contatto</text:span><text:span text:style-name="T96">, utente)</text:span></text:p>
          <text:p text:style-name="P286"><text:span text:style-name="T96">COLLABORAZIONE(</text:span><text:span text:style-name="T85">id_utente</text:span><text:span text:style-name="T96">, </text:span><text:span text:style-name="T85">id_contatto</text:span><text:span text:style-name="T96">)</text:span></text:p>
        </text:list-item>
      </text:list>
      <text:p text:style-name="P137"><text:tab/></text:p>
      <text:p text:style-name="P84"><text:span text:style-name="T104"><text:tab/></text:span><text:span text:style-name="T105">l’attributo utente in CONTATTO referenzia id_utente di UTENTE (vincolo di integrità <text:tab/>referenziale); </text:span><text:span text:style-name="T113">gli attributi </text:span><text:span text:style-name="T40">provenienza</text:span><text:span text:style-name="T113">, </text:span><text:span text:style-name="T40">luogo_lavoro</text:span><text:span text:style-name="T113"> e</text:span><text:span text:style-name="T114">d</text:span><text:span text:style-name="T113"> </text:span><text:span text:style-name="T40">occupazione</text:span><text:span text:style-name="T113"> referenziano <text:tab/>rispettivamente id_citta di CITTA’ e</text:span><text:span text:style-name="T114">d id_lavoro di LAVORO.</text:span></text:p>
      <text:list xml:id="list190020004743636" text:continue-numbering="true" text:style-name="L29">
        <text:list-header>
          <text:p text:style-name="P292"/>
        </text:list-header>
        <text:list-item>
          <text:p text:style-name="P293">associazione tra Utente e Gruppo:</text:p>
        </text:list-item>
      </text:list>
      <text:p text:style-name="P146"><text:tab/></text:p>
      <text:p text:style-name="P91"><text:span text:style-name="T96"><text:tab/></text:span><text:span text:style-name="T102">UTENTE(</text:span><text:span text:style-name="T88">id_utente</text:span><text:span text:style-name="T102">, nome, cognome, sesso, …, account)</text:span></text:p>
      <text:p text:style-name="P91"><text:span text:style-name="T102"><text:tab/></text:span><text:span text:style-name="T96">GRUPPO(</text:span><text:span text:style-name="T85">id_gruppo</text:span><text:span text:style-name="T96">, affinit</text:span><text:span text:style-name="T115">a</text:span><text:span text:style-name="T96">, nome_</text:span><text:span text:style-name="T116">gruppo</text:span><text:span text:style-name="T96">)</text:span></text:p>
      <text:p text:style-name="P91"><text:span text:style-name="T96"><text:tab/>APPARTENENZA(</text:span><text:span text:style-name="T85">id_utente</text:span><text:span text:style-name="T96">, </text:span><text:span text:style-name="T85">id_gruppo</text:span><text:span text:style-name="T103">)</text:span></text:p>
      <text:p text:style-name="P91"><text:span text:style-name="T103"/></text:p>
      <text:p text:style-name="P91"><text:span text:style-name="T103"><text:tab/></text:span><text:span text:style-name="T120">l’attributo </text:span><text:span text:style-name="T41">affinita </text:span><text:span text:style-name="T120">referenzia id_lavoro di LAVORO.</text:span></text:p>
      <text:p text:style-name="P147"/>
      <text:list xml:id="list2882923908596200353" text:style-name="L30">
        <text:list-item>
          <text:p text:style-name="P287"><text:span text:style-name="T103">a</text:span><text:span text:style-name="T96">ssociazione Pubblicazione tra Utente ed Offerta:</text:span></text:p>
        </text:list-item>
      </text:list>
      <text:p text:style-name="P148"/>
      <text:p text:style-name="P93"><text:span text:style-name="T96"><text:tab/></text:span><text:span text:style-name="T102">UTENTE(</text:span><text:span text:style-name="T88">id_utente</text:span><text:span text:style-name="T102">, nome, cognome, sesso, …, account)</text:span></text:p>
      <text:p text:style-name="P89"><text:span text:style-name="T96"><text:tab/>OFFERTA(</text:span><text:span text:style-name="T85">id_offerta</text:span><text:span text:style-name="T96">, </text:span><text:span text:style-name="T101">emittente, occupazione,</text:span><text:span text:style-name="T121"> num_posti, luogo</text:span><text:span text:style-name="T101">, durata)</text:span></text:p>
      <text:p text:style-name="P144"/>
      <text:p text:style-name="P89"><text:span text:style-name="T101"><text:tab/></text:span><text:span text:style-name="T106">l’attributo emittente in OFFERTA referenzia id_utente, </text:span><text:span text:style-name="T121">mentre occupazione referenzia <text:tab/>id_lavoro; infine, luogo referenzia id_citta.</text:span></text:p>
      <text:p text:style-name="P148"/>
      <text:list xml:id="list190020655132918" text:continue-numbering="true" text:style-name="L30">
        <text:list-item>
          <text:p text:style-name="P294">associazione Consultazione tra Utente ed Offerta:</text:p>
        </text:list-item>
      </text:list>
      <text:p text:style-name="P148"/>
      <text:p text:style-name="P92"><text:span text:style-name="T96"><text:tab/></text:span><text:span text:style-name="T102">UTENTE(</text:span><text:span text:style-name="T88">id_utente</text:span><text:span text:style-name="T102">, nome, cognome, sesso, …, account)</text:span></text:p>
      <text:p text:style-name="P88"><text:span text:style-name="T96"><text:tab/>OFFERTA(</text:span><text:span text:style-name="T85">id_offerta</text:span><text:span text:style-name="T96">, </text:span><text:span text:style-name="T101">emittente, occupazione, …, durata)</text:span></text:p>
      <text:p text:style-name="P88"><text:span text:style-name="T101"><text:tab/></text:span><text:span text:style-name="T107">CONSULTAZIONE(</text:span><text:span text:style-name="T89">id_utente</text:span><text:span text:style-name="T107">, </text:span><text:span text:style-name="T89">id_offerta</text:span><text:span text:style-name="T107">)</text:span></text:p>
      <text:p text:style-name="P149"/>
      <text:list xml:id="list190021376674456" text:continue-numbering="true" text:style-name="L30">
        <text:list-item>
          <text:p text:style-name="P295">associazione <text:span text:style-name="T156">Secondo </text:span>fra Utente e Nodo:</text:p>
        </text:list-item>
      </text:list>
      <text:p text:style-name="P150"/>
      <text:p text:style-name="P94"><text:span text:style-name="T96"><text:tab/></text:span><text:span text:style-name="T102">UTENTE(</text:span><text:span text:style-name="T88">id_utente</text:span><text:span text:style-name="T102">, nome, cognome, sesso, …, account)</text:span></text:p>
      <text:p text:style-name="P94"><text:span text:style-name="T102"><text:tab/></text:span><text:span text:style-name="T108">NODO(</text:span><text:span text:style-name="T90">id_nodo</text:span><text:span text:style-name="T108">, </text:span><text:span text:style-name="T109">contatto, utente)</text:span></text:p>
      <text:p text:style-name="P289"><text:span text:style-name="T109"><text:tab/></text:span><text:span text:style-name="T117">SECONDO</text:span><text:span text:style-name="T96">(</text:span><text:span text:style-name="T85">id_utente</text:span><text:span text:style-name="T96">, </text:span><text:span text:style-name="T85">id_nodo</text:span><text:span text:style-name="T96">)</text:span></text:p>
      <text:p text:style-name="P151"/>
      <text:p text:style-name="P151"><text:tab/>con gli attributi utente e contatto di NODO referenzianti rispettivamente id_utente ed <text:tab/>id_contatto.</text:p>
      <text:p text:style-name="P151"/>
      <text:list xml:id="list190021275976905" text:continue-numbering="true" text:style-name="L30">
        <text:list-item>
          <text:p text:style-name="P296">associazione <text:span text:style-name="T158">Terzo </text:span>fra Utente e Nodo:</text:p>
          <text:p text:style-name="P290"><text:soft-page-break/><text:span text:style-name="T102">UTENTE(</text:span><text:span text:style-name="T88">id_utente</text:span><text:span text:style-name="T102">, nome, cognome, sesso, …, account)</text:span></text:p>
          <text:p text:style-name="P290"><text:span text:style-name="T108">NODO(</text:span><text:span text:style-name="T90">id_nodo</text:span><text:span text:style-name="T108">, </text:span><text:span text:style-name="T109">contatto, utente)</text:span></text:p>
          <text:p text:style-name="P291"><text:span text:style-name="T119">TERZO</text:span><text:span text:style-name="T96">(</text:span><text:span text:style-name="T85">id_utente</text:span><text:span text:style-name="T96">, </text:span><text:span text:style-name="T85">id_nodo</text:span><text:span text:style-name="T96">, </text:span><text:span text:style-name="T118">connessione</text:span><text:span text:style-name="T96">)</text:span></text:p>
          <text:p text:style-name="P302"/>
          <text:p text:style-name="P302">con gli attributi utente e contatto di NODO referenzianti rispettivamente id_utente ed id_contatto, <text:span text:style-name="T159">mentre connessione referenzia id_utente.</text:span></text:p>
        </text:list-item>
      </text:list>
      <text:p text:style-name="P310"/>
      <text:list xml:id="list190021298489666" text:continue-numbering="true" text:style-name="L30">
        <text:list-item>
          <text:p text:style-name="P311"><text:span text:style-name="T26">un utente può essere nato/lavorare in una ed una sola città, quindi:</text:span></text:p>
          <text:p text:style-name="P304"><text:span text:style-name="T157">UTENTE(</text:span><text:span text:style-name="T88">id_utente</text:span><text:span text:style-name="T157">, nome, cognome, sesso, …, account)</text:span></text:p>
          <text:p text:style-name="P311"><text:span text:style-name="T28">CITTA(</text:span><text:span text:style-name="T22">id_citta</text:span><text:span text:style-name="T28">, nome_citta)</text:span></text:p>
        </text:list-item>
      </text:list>
      <text:p text:style-name="P306"><text:tab/></text:p>
      <text:list xml:id="list6435167981550495113" text:style-name="L31">
        <text:list-header>
          <text:p text:style-name="P312"><text:span text:style-name="T27">un utente può avere uno ed un solo lavoro:</text:span></text:p>
          <text:p text:style-name="P305"><text:span text:style-name="T157">UTENTE(</text:span><text:span text:style-name="T88">id_utente</text:span><text:span text:style-name="T157">, nome, cognome, sesso, …, account)</text:span></text:p>
          <text:p text:style-name="P305">LAVORO(<text:span text:style-name="T85">id_lavoro</text:span>, nome_lavoro).</text:p>
          <text:p text:style-name="P307"/>
        </text:list-header>
      </text:list>
      <text:p text:style-name="P303"/>
      <text:h text:style-name="P237" text:outline-level="2"><text:bookmark-start text:name="__RefHeading___Toc2317_1207499119"/><text:span text:style-name="T109">N</text:span><text:span text:style-name="T96">ormalizzazione</text:span><text:bookmark-end text:name="__RefHeading___Toc2317_1207499119"/></text:h>
      <text:p text:style-name="P152"/>
      <text:p text:style-name="P152">La <text:span text:style-name="T127">teoria della </text:span>normalizzazione è un test di qualità studiato per il modello relazionale. </text:p>
      <text:p text:style-name="P152"><text:span text:style-name="T126">Essa prevede l’analisi di alcune proprietà, dette </text:span><text:span text:style-name="T38">forme normali</text:span><text:span text:style-name="T126">, che certificano la qualità di una relazione. Infatti quando una relazione non soddisfa una forma normale, essa si presta a ridondanza ed a comportamenti indesiderabili durante le operazioni di aggiornamento.</text:span></text:p>
      <text:p text:style-name="P153">Il termine <text:span text:style-name="T32">normalizzazione </text:span>sta ad indicare il processo di trasformazione che permette di modificare relazioni non normalizzate in relazioni che rispettano <text:span text:style-name="T128">i criteri del</text:span>le forme normali.</text:p>
      <text:p text:style-name="P153"/>
      <text:p text:style-name="P153"/>
      <text:p text:style-name="P185">Prima Forma Normale (1NF)</text:p>
      <text:p text:style-name="P185"/>
      <text:p text:style-name="P202">Una relazione è in prima forma normale se:</text:p>
      <text:list xml:id="list3781999434398787795" text:style-name="L32">
        <text:list-item>
          <text:p text:style-name="P327">tutte le tuple della relazione hanno lo stesso numero di attributi;</text:p>
        </text:list-item>
        <text:list-item>
          <text:p text:style-name="P327">ciascun attributo è definito su un dominio con valori atomici;</text:p>
        </text:list-item>
        <text:list-item>
          <text:p text:style-name="P327">tutti i valori di un attributo appartengono allo stesso dominio;</text:p>
        </text:list-item>
        <text:list-item>
          <text:p text:style-name="P327">esiste un insieme di attributi che identifica in modo univoco ogni tupla della relazione;</text:p>
        </text:list-item>
        <text:list-item>
          <text:p text:style-name="P327">l'ordine delle righe è irrilevante.</text:p>
        </text:list-item>
      </text:list>
      <text:p text:style-name="P202"/>
      <text:p text:style-name="P202">Questo database rispetta le proprietà sopra elencate, alcune delle quali sono implicate nella definizione di <text:span text:style-name="T32">relazione</text:span>.</text:p>
      <text:p text:style-name="P2"/>
      <text:p text:style-name="P185"/>
      <text:p text:style-name="P185">Seconda Forma Normale (2NF)</text:p>
      <text:p text:style-name="P185"/>
      <text:p text:style-name="P154">Una relazione è in seconda forma normale <text:span text:style-name="T129">quando:</text:span></text:p>
      <text:list xml:id="list7804412868448110455" text:style-name="L33">
        <text:list-item>
          <text:p text:style-name="P297">è in <text:span text:style-name="T129">prima forma normale;</text:span></text:p>
        </text:list-item>
        <text:list-item>
          <text:p text:style-name="P297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55"/>
      <text:p text:style-name="P156">Viene rispettato anche questo criterio, in quanto <text:span text:style-name="T130">tutte le relazioni sono in prima forma normale, inoltre tutte le relazioni hanno un identificatore autoincrementante; pertanto ogni attributo dipende sempre dall’intera chiave, che non è composta.</text:span></text:p>
      <text:p text:style-name="P199">Terza Forma Normale (3NF)</text:p>
      <text:p text:style-name="P185"/>
      <text:p text:style-name="P157">Una relazione è in terza forma normale se:</text:p>
      <text:list xml:id="list3037431907497265789" text:style-name="L34">
        <text:list-item>
          <text:p text:style-name="P298">è in <text:span text:style-name="T131">seconda forma normale;</text:span></text:p>
        </text:list-item>
        <text:list-item>
          <text:p text:style-name="P298">tutti gli attributi non-chiave dipendono dalla chiave soltanto, ossia non esistono attributi che dipendono da altri attributi non-chiave.</text:p>
        </text:list-item>
      </text:list>
      <text:p text:style-name="P158"/>
      <text:p text:style-name="P159">Anche in questo caso, le due proprietà vengono rispettate dalle relazioni del database.</text:p>
      <text:p text:style-name="P185"/>
      <text:p text:style-name="P185"/>
      <text:p text:style-name="P186">Forma normale di Boyce e Codd <text:span text:style-name="T132">(BCNF)</text:span></text:p>
      <text:p text:style-name="P186"/>
      <text:p text:style-name="P160">Per studiare la BCNF è necessario il concetto di <text:span text:style-name="T32">dipendenza funzionale</text:span>:</text:p>
      <text:list xml:id="list8424936641383642671" text:style-name="L35">
        <text:list-item>
          <text:p text:style-name="P299">la <text:span text:style-name="T32">dipendenza funzionale</text:span> è un tipo di vincolo di integrità fra due sottoinsiemi di attributi non vuoti X ed Y di una relazione r <text:span text:style-name="T133">su uno schema R(Z); si dice che c’è una dipendenza funzionale tra X ed Y (indicata con X → Y) se per ogni coppia di tuple </text:span><text:span text:style-name="T136">t</text:span><text:span text:style-name="T134">1 </text:span><text:span text:style-name="T136">e t</text:span><text:span text:style-name="T134">2 </text:span><text:span text:style-name="T136">aventi gli stessi valori su X, allora esse hanno valori uguali anche su Y.</text:span></text:p>
        </text:list-item>
        <text:list-item>
          <text:p text:style-name="P300"><text:span text:style-name="T135">Una dipendenza funzionale X → Y si dice </text:span><text:span text:style-name="T138">banale</text:span><text:span text:style-name="T135"> se Y compare tra gli attributi di X.</text:span></text:p>
        </text:list-item>
      </text:list>
      <text:p text:style-name="P194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29">Utente</text:p>
          </table:table-cell>
          <table:table-cell table:style-name="Tabella2.A1" office:value-type="string">
            <text:p text:style-name="P220">Provenienza</text:p>
          </table:table-cell>
          <table:table-cell table:style-name="Tabella2.C1" office:value-type="string">
            <text:p text:style-name="P220">Gruppo</text:p>
          </table:table-cell>
        </table:table-row>
        <table:table-row>
          <table:table-cell table:style-name="Tabella2.A2" office:value-type="string">
            <text:p text:style-name="P211">Grassi</text:p>
          </table:table-cell>
          <table:table-cell table:style-name="Tabella2.A2" office:value-type="string">
            <text:p text:style-name="P211">Teramo</text:p>
          </table:table-cell>
          <table:table-cell table:style-name="Tabella2.C2" office:value-type="string">
            <text:p text:style-name="P211">Abruzzo</text:p>
          </table:table-cell>
        </table:table-row>
        <table:table-row>
          <table:table-cell table:style-name="Tabella2.A2" office:value-type="string">
            <text:p text:style-name="P211">Rossi</text:p>
          </table:table-cell>
          <table:table-cell table:style-name="Tabella2.A2" office:value-type="string">
            <text:p text:style-name="P211">Pesaro</text:p>
          </table:table-cell>
          <table:table-cell table:style-name="Tabella2.C2" office:value-type="string">
            <text:p text:style-name="P211">Marche</text:p>
          </table:table-cell>
        </table:table-row>
        <table:table-row>
          <table:table-cell table:style-name="Tabella2.A2" office:value-type="string">
            <text:p text:style-name="P211">Grassi</text:p>
          </table:table-cell>
          <table:table-cell table:style-name="Tabella2.A2" office:value-type="string">
            <text:p text:style-name="P211">Teramo</text:p>
          </table:table-cell>
          <table:table-cell table:style-name="Tabella2.C2" office:value-type="string">
            <text:p text:style-name="P211">Infermieri</text:p>
          </table:table-cell>
        </table:table-row>
        <table:table-row>
          <table:table-cell table:style-name="Tabella2.A2" office:value-type="string">
            <text:p text:style-name="P211">Cecchini</text:p>
          </table:table-cell>
          <table:table-cell table:style-name="Tabella2.A2" office:value-type="string">
            <text:p text:style-name="P211">Torino</text:p>
          </table:table-cell>
          <table:table-cell table:style-name="Tabella2.C2" office:value-type="string">
            <text:p text:style-name="P210">Ingegneri</text:p>
          </table:table-cell>
        </table:table-row>
      </table:table>
      <text:p text:style-name="P194"/>
      <text:p text:style-name="P161"><text:span text:style-name="T136">I</text:span><text:span text:style-name="T135">n questo esempio c’è dipendenza funzionale tra l’attributo Utente e Provenienza, </text:span><text:span text:style-name="T137">perché per tali attributi le tuple (Grassi, Teramo, Abruzzo) e (Grassi, Teramo, Infermieri) assumono gli stessi valori.</text:span></text:p>
      <text:p text:style-name="P195"/>
      <text:p text:style-name="P195"/>
      <text:p text:style-name="P162"><text:span text:style-name="T137">D</text:span><text:span text:style-name="T135">unque una relazione </text:span><text:span text:style-name="T139">r </text:span><text:span text:style-name="T135">si dice in forma normale di Boyce e Codd se:</text:span></text:p>
      <text:list xml:id="list2229601260728726754" text:style-name="L36">
        <text:list-item>
          <text:p text:style-name="P301"><text:span text:style-name="T135">è in </text:span><text:span text:style-name="T139">prima forma normale;</text:span></text:p>
        </text:list-item>
        <text:list-item>
          <text:p text:style-name="P301"><text:span text:style-name="T135">per ogni dipendenza funzionale non banale X → Y </text:span><text:span text:style-name="T139">(cioè Y non è contenuto in X)</text:span><text:span text:style-name="T135">, X <text:s/>è una superchiave per </text:span><text:span text:style-name="T140">r.</text:span></text:p>
        </text:list-item>
      </text:list>
      <text:p text:style-name="P196"/>
      <text:p text:style-name="P163"><text:span text:style-name="T140">E</text:span><text:span text:style-name="T135">ssendo tutte le relazioni di questo database in terza forma normale ed avendo tutte una sola chiave, si può dire che tale database rispetta la forma normale di Boyce e Codd.</text:span></text:p>
      <text:h text:style-name="P235" text:outline-level="1">IMPLEMENTAZIONE</text:h>
      <text:p text:style-name="P3"/>
      <text:p text:style-name="P242"><text:span text:style-name="T161">Ora è possibile passare alla traduzione dello schema relazionale in linguaggio SQL. </text:span><text:span text:style-name="T162">Di seguito si traduce ciascuna relazione del</text:span><text:span text:style-name="T163">lo schema</text:span><text:span text:style-name="T162"> relazionale in una tabella.</text:span></text:p>
      <text:p text:style-name="P242"><text:span text:style-name="T11"/></text:p>
      <text:list xml:id="list3279382798011159618" text:style-name="L39">
        <text:list-item>
          <text:p text:style-name="P241"><text:span text:style-name="T28">CITTA(</text:span><text:span text:style-name="T22">id_citta</text:span><text:span text:style-name="T28">, nome_citta)</text:span></text:p>
        </text:list-item>
      </text:list>
      <text:p text:style-name="P238"><draw:frame text:anchor-type="paragraph" draw:z-index="9" draw:name="Forma1" draw:style-name="gr1" draw:text-style-name="P330" svg:width="14.939cm" svg:height="2.479cm" svg:x="1.199cm" svg:y="0.489cm"><draw:text-box><text:p text:style-name="P329"><text:span text:style-name="T165">CREATE TABLE `citta` (</text:span></text:p><text:p text:style-name="P329"><text:span text:style-name="T165"><text:s text:c="2"/></text:span><text:span text:style-name="T165">`id_citta` smallint(20) NOT NULL AUTO_INCREMENT,</text:span></text:p><text:p text:style-name="P329"><text:span text:style-name="T165"><text:s text:c="2"/></text:span><text:span text:style-name="T165">`nome_citta` varchar(30) NOT NULL,</text:span></text:p><text:p text:style-name="P329"><text:span text:style-name="T165"><text:s text:c="2"/></text:span><text:span text:style-name="T165">PRIMARY KEY (`id_citta`)</text:span></text:p><text:p text:style-name="P329"><text:span text:style-name="T165">) ENGINE=InnoDB DEFAULT CHARSET=utf8;</text:span></text:p><text:p text:style-name="P329"><text:span text:style-name="T165"/></text:p></draw:text-box></draw:frame><text:span text:style-name="T28"/></text:p>
      <text:p text:style-name="P238"><text:span text:style-name="T28"/></text:p>
      <text:p text:style-name="P238"><text:span text:style-name="T28"/></text:p>
      <text:p text:style-name="P238"><text:span text:style-name="T28"/></text:p>
      <text:p text:style-name="P238"><text:span text:style-name="T28"/></text:p>
      <text:p text:style-name="P238"><text:span text:style-name="T28"/></text:p>
      <text:p text:style-name="P240"><text:span text:style-name="T23"/></text:p>
      <text:list xml:id="list190020071517524" text:continue-numbering="true" text:style-name="L39">
        <text:list-item>
          <text:p text:style-name="P239"><text:span text:style-name="T23">LAVORO(</text:span><text:span text:style-name="T20">id_lavoro</text:span><text:span text:style-name="T23">, nome_lavoro)</text:span></text:p>
        </text:list-item>
      </text:list>
      <text:p text:style-name="P240"><draw:frame text:anchor-type="paragraph" draw:z-index="10" draw:name="Forma2" draw:style-name="gr2" draw:text-style-name="P330" svg:width="15.059cm" svg:height="2.384cm" svg:x="1.152cm" svg:y="0.459cm"><draw:text-box><text:p><text:span text:style-name="T165">CREATE TABLE `lavoro` (</text:span></text:p><text:p><text:span text:style-name="T165"><text:s text:c="2"/></text:span><text:span text:style-name="T165">`id_lavoro` smallint(20) NOT NULL AUTO_INCREMENT,</text:span></text:p><text:p><text:span text:style-name="T165"><text:s text:c="2"/></text:span><text:span text:style-name="T165">`nome_lavoro` varchar(30) NOT NULL,</text:span></text:p><text:p><text:span text:style-name="T165"><text:s text:c="2"/></text:span><text:span text:style-name="T165">PRIMARY KEY (`id_lavoro`)</text:span></text:p><text:p><text:span text:style-name="T165">) ENGINE=InnoDB DEFAULT CHARSET=utf8;</text:span></text:p></draw:text-box></draw:frame><text:span text:style-name="T23"/></text:p>
      <text:p text:style-name="P240"><text:span text:style-name="T23"/></text:p>
      <text:p text:style-name="P240"><text:span text:style-name="T23"/></text:p>
      <text:p text:style-name="P240"><text:span text:style-name="T23"/></text:p>
      <text:p text:style-name="P240"><text:span text:style-name="T23"/></text:p>
      <text:p text:style-name="P240"><text:span text:style-name="T23"/></text:p>
      <text:p text:style-name="P240"><text:span text:style-name="T23"/></text:p>
      <text:list xml:id="list190021531029474" text:continue-numbering="true" text:style-name="L39">
        <text:list-item>
          <text:p text:style-name="P313"><draw:frame text:anchor-type="paragraph" draw:z-index="11" draw:name="Forma3" draw:style-name="gr3" draw:text-style-name="P331" svg:width="15.059cm" svg:height="10.847cm" svg:x="1.152cm" svg:y="1.639cm"><draw:text-box><text:p><text:span text:style-name="T165">CREATE TABLE `utente` (</text:span></text:p><text:p><text:span text:style-name="T165"><text:s text:c="2"/></text:span><text:span text:style-name="T165">`id_utente` smallint(20) NOT NULL AUTO_INCREMENT,</text:span></text:p><text:p><text:span text:style-name="T165"><text:s text:c="2"/></text:span><text:span text:style-name="T165">`nome` varchar(30) NOT NULL,</text:span></text:p><text:p><text:span text:style-name="T165"><text:s text:c="2"/></text:span><text:span text:style-name="T165">`cognome` varchar(30) NOT NULL,</text:span></text:p><text:p><text:span text:style-name="T165"><text:s text:c="2"/></text:span><text:span text:style-name="T165">`sesso` enum('m','f') NOT NULL,</text:span></text:p><text:p><text:span text:style-name="T165"><text:s text:c="2"/></text:span><text:span text:style-name="T165">`email` varchar(30) NOT NULL,</text:span></text:p><text:p><text:span text:style-name="T165"><text:s text:c="2"/></text:span><text:span text:style-name="T165">`pass` varchar(30) NOT NULL,</text:span></text:p><text:p><text:span text:style-name="T165"><text:s text:c="2"/></text:span><text:span text:style-name="T165">`data_nascita` date NOT NULL,</text:span></text:p><text:p><text:span text:style-name="T165"><text:s text:c="2"/></text:span><text:span text:style-name="T165">`provenienza` smallint(20) DEFAULT NULL,</text:span></text:p><text:p><text:span text:style-name="T165"><text:s text:c="2"/></text:span><text:span text:style-name="T165">`occupazione` smallint(20) NOT NULL,</text:span></text:p><text:p><text:span text:style-name="T165"><text:s text:c="2"/></text:span><text:span text:style-name="T165">`luogo_lavoro` smallint(20) DEFAULT NULL,</text:span></text:p><text:p><text:span text:style-name="T165"><text:s text:c="2"/></text:span><text:span text:style-name="T165">`curriculum` varchar(300) DEFAULT NULL,</text:span></text:p><text:p><text:span text:style-name="T165"><text:s text:c="2"/></text:span><text:span text:style-name="T165">`account` enum('free','premium'),</text:span></text:p><text:p><text:span text:style-name="T165"><text:s text:c="2"/></text:span><text:span text:style-name="T165">PRIMARY KEY (`id_utente`),</text:span></text:p><text:p><text:span text:style-name="T165"><text:s text:c="2"/></text:span><text:span text:style-name="T165">KEY `citta_nascita` (`provenienza`),</text:span></text:p><text:p><text:span text:style-name="T165"><text:s text:c="2"/></text:span><text:span text:style-name="T165">KEY `lavoro` (`occupazione`),</text:span></text:p><text:p><text:span text:style-name="T165"><text:s text:c="2"/></text:span><text:span text:style-name="T165">KEY `citta_lavoro` (`luogo_lavoro`)</text:span></text:p><text:p><text:span text:style-name="T165">) ENGINE=InnoDB DEFAULT CHARSET=utf8;</text:span></text:p><text:p><text:span text:style-name="T165"/></text:p><text:p><text:span text:style-name="T165">ALTER TABLE `utente`</text:span></text:p><text:p><text:span text:style-name="T165"><text:s text:c="2"/></text:span><text:span text:style-name="T165">ADD CONSTRAINT `utentecitta_fk_1` FOREIGN KEY (`provenienza`) REFERENCES `citta` (`id_citta`) ON DELETE CASCADE ON UPDATE CASCADE,</text:span></text:p><text:p><text:span text:style-name="T165"><text:s text:c="2"/></text:span><text:span text:style-name="T165">ADD CONSTRAINT `utentelavoro_fk` FOREIGN KEY (`occupazione`) REFERENCES `lavoro` (`id_lavoro`) ON DELETE CASCADE ON UPDATE CASCADE,</text:span></text:p><text:p><text:span text:style-name="T165"><text:s text:c="2"/></text:span><text:span text:style-name="T165">ADD CONSTRAINT `utentecitta_fk_2` FOREIGN KEY (`luogo_lavoro`) REFERENCES `citta` (`id_citta`) ON DELETE CASCADE ON UPDATE CASCADE;</text:span></text:p></draw:text-box></draw:frame><text:span text:style-name="T25">UTENTE(</text:span><text:span text:style-name="T21">id_utente</text:span><text:span text:style-name="T25">, nome, cognome, </text:span><text:span text:style-name="T29">sesso, email, pass, data_nascita</text:span><text:span text:style-name="T25">, </text:span><text:span text:style-name="T24">provenienza, occupazione, luogo_lavoro</text:span><text:span text:style-name="T25">, </text:span><text:span text:style-name="T30">curriculum,</text:span><text:span text:style-name="T25"> account)</text:span></text:p>
        </text:list-item>
        <text:list-item>
          <text:p text:style-name="P324"><draw:frame text:anchor-type="paragraph" draw:z-index="12" draw:name="Forma4" draw:style-name="gr4" draw:text-style-name="P330" svg:width="14.72cm" svg:height="4.13cm" svg:x="1.199cm" svg:y="0.799cm"><draw:text-box><text:p><text:span text:style-name="T165">CREATE TABLE `contatto` (</text:span></text:p><text:p><text:span text:style-name="T165"><text:s text:c="2"/></text:span><text:span text:style-name="T165">`id_contatto` smallint(20) NOT NULL AUTO_INCREMENT,</text:span></text:p><text:p><text:span text:style-name="T165"><text:s text:c="2"/></text:span><text:span text:style-name="T165">`utente` smallint(20) NOT NULL,</text:span></text:p><text:p><text:span text:style-name="T165"><text:s text:c="2"/></text:span><text:span text:style-name="T165">PRIMARY KEY (`id_contatto`),</text:span></text:p><text:p><text:span text:style-name="T165"><text:s text:c="2"/></text:span><text:span text:style-name="T165">KEY `utente` (`utente`)</text:span></text:p><text:p><text:span text:style-name="T165">) ENGINE=InnoDB DEFAULT CHARSET=utf8;</text:span></text:p><text:p><text:span text:style-name="T165"/></text:p><text:p><text:span text:style-name="T165">ALTER TABLE `contatto`</text:span></text:p><text:p><text:span text:style-name="T165"><text:s text:c="2"/></text:span><text:span text:style-name="T165">ADD CONSTRAINT `utentecontatto_fk` FOREIGN KEY (`utente`) REFERENCES `utente` (`id_utente`) ON DELETE CASCADE ON UPDATE CASCADE;</text:span></text:p></draw:text-box></draw:frame><text:span text:style-name="T25">CONTATTO(</text:span><text:span text:style-name="T21">id_contatto</text:span><text:span text:style-name="T25">, utente)</text:span></text:p>
        </text:list-item>
      </text:list>
      <text:p text:style-name="P314"><text:span text:style-name="T25"/></text:p>
      <text:p text:style-name="P314"><text:span text:style-name="T25"/></text:p>
      <text:p text:style-name="P314"><text:span text:style-name="T25"/></text:p>
      <text:p text:style-name="P314"><text:span text:style-name="T25"/></text:p>
      <text:p text:style-name="P314"><text:span text:style-name="T25"/></text:p>
      <text:p text:style-name="P314"><text:span text:style-name="T25"/></text:p>
      <text:p text:style-name="P314"><text:span text:style-name="T25"/></text:p>
      <text:p text:style-name="P314"><text:span text:style-name="T25"/></text:p>
      <text:p text:style-name="P314"><text:span text:style-name="T25"/></text:p>
      <text:p text:style-name="P314"><text:span text:style-name="T25"/></text:p>
      <text:p text:style-name="P314"><text:span text:style-name="T25"/></text:p>
      <text:list xml:id="list190020306999598" text:continue-numbering="true" text:style-name="L39">
        <text:list-item>
          <text:p text:style-name="P315"><text:span text:style-name="T25">C</text:span><text:span text:style-name="T23">OLLABORAZIONE(</text:span><text:span text:style-name="T20">id_utente</text:span><text:span text:style-name="T23">, </text:span><text:span text:style-name="T20">id_contatto</text:span><text:span text:style-name="T23">)</text:span></text:p>
        </text:list-item>
      </text:list>
      <text:p text:style-name="P316"><draw:frame text:anchor-type="paragraph" draw:z-index="13" draw:name="Forma4" draw:style-name="gr5" draw:text-style-name="P330" svg:width="15.011cm" svg:height="5.054cm" svg:x="1.199cm" svg:y="0.487cm"><draw:text-box><text:p><text:span text:style-name="T165">CREATE TABLE `collaborazione` (</text:span></text:p><text:p><text:span text:style-name="T165"><text:s text:c="2"/></text:span><text:span text:style-name="T165">`id_utente` smallint(20) DEFAULT NULL,</text:span></text:p><text:p><text:span text:style-name="T165"><text:s text:c="2"/></text:span><text:span text:style-name="T165">`id_contatto` smallint(20) DEFAULT NULL,</text:span></text:p><text:p><text:span text:style-name="T165"><text:s text:c="2"/></text:span><text:span text:style-name="T165">KEY `id_utente` (`id_utente`),</text:span></text:p><text:p><text:span text:style-name="T165"><text:s text:c="2"/></text:span><text:span text:style-name="T165">KEY `id_contatto` (`id_contatto`)</text:span></text:p><text:p><text:span text:style-name="T165">) ENGINE=InnoDB DEFAULT CHARSET=utf8;</text:span></text:p><text:p><text:span text:style-name="T165"/></text:p><text:p><text:span text:style-name="T165">ALTER TABLE `collaborazione`</text:span></text:p><text:p><text:span text:style-name="T165"><text:s text:c="2"/></text:span><text:span text:style-name="T165">ADD CONSTRAINT `collaborazioneutente_fk` FOREIGN KEY (`id_utente`) REFERENCES `utente` (`id_utente`) ON DELETE CASCADE ON UPDATE CASCADE,</text:span></text:p><text:p><text:span text:style-name="T165"><text:s text:c="2"/></text:span><text:span text:style-name="T165">ADD CONSTRAINT `collaborazionecontatto_fk` FOREIGN KEY (`id_contatto`) REFERENCES `contatto` (`id_contatto`) ON DELETE CASCADE ON UPDATE CASCADE;</text:span></text:p></draw:text-box></draw:frame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list xml:id="list190021411902504" text:continue-numbering="true" text:style-name="L39">
        <text:list-item>
          <text:p text:style-name="P315"><text:span text:style-name="T23">OFFERTA(</text:span><text:span text:style-name="T20">id_offerta</text:span><text:span text:style-name="T23">, emittente, occupazione, num_posti, luogo, durata)</text:span></text:p>
        </text:list-item>
      </text:list>
      <text:p text:style-name="P316"><draw:frame text:anchor-type="paragraph" draw:z-index="14" draw:name="Forma4" draw:style-name="gr6" draw:text-style-name="P330" svg:width="15.011cm" svg:height="8.258cm" svg:x="1.199cm" svg:y="0.487cm"><draw:text-box><text:p><text:span text:style-name="T165">CREATE TABLE `offerta` (</text:span></text:p><text:p><text:span text:style-name="T165"><text:s text:c="2"/></text:span><text:span text:style-name="T165">`id_offerta` smallint(50) NOT NULL AUTO_INCREMENT,</text:span></text:p><text:p><text:span text:style-name="T165"><text:s text:c="2"/></text:span><text:span text:style-name="T165">`emittente` smallint(20) NOT NULL,</text:span></text:p><text:p><text:span text:style-name="T165"><text:s text:c="2"/></text:span><text:span text:style-name="T165">`occupazione` smallint(20) NOT NULL,</text:span></text:p><text:p><text:span text:style-name="T165"><text:s text:c="2"/></text:span><text:span text:style-name="T165">`num_posti` smallint(6) NOT NULL,</text:span></text:p><text:p><text:span text:style-name="T165"><text:s text:c="2"/></text:span><text:span text:style-name="T165">`luogo` smallint(20) NOT NULL,</text:span></text:p><text:p><text:span text:style-name="T165"><text:s text:c="2"/></text:span><text:span text:style-name="T165">`durata` date NOT NULL,</text:span></text:p><text:p><text:span text:style-name="T165"><text:s text:c="2"/></text:span><text:span text:style-name="T165">PRIMARY KEY (`id_offerta`),</text:span></text:p><text:p><text:span text:style-name="T165"><text:s text:c="2"/></text:span><text:span text:style-name="T165">KEY `utente` (`emittente`),</text:span></text:p><text:p><text:span text:style-name="T165"><text:s text:c="2"/></text:span><text:span text:style-name="T165">KEY `lavoro` (`occupazione`),</text:span></text:p><text:p><text:span text:style-name="T165"><text:s text:c="2"/></text:span><text:span text:style-name="T165">KEY `citta` (`luogo`)</text:span></text:p><text:p><text:span text:style-name="T165">) ENGINE=InnoDB DEFAULT CHARSET=utf8;</text:span></text:p><text:p><text:span text:style-name="T165"/></text:p><text:p><text:span text:style-name="T165">ALTER TABLE `offerta`</text:span></text:p><text:p><text:span text:style-name="T165"><text:s text:c="2"/></text:span><text:span text:style-name="T165">ADD CONSTRAINT `offertautente_fk` FOREIGN KEY (`emittente`) REFERENCES `utente` (`id_utente`) ON DELETE CASCADE ON UPDATE CASCADE,</text:span></text:p><text:p><text:span text:style-name="T165"><text:s text:c="2"/></text:span><text:span text:style-name="T165">ADD CONSTRAINT `offertalavoro_fk` FOREIGN KEY (`occupazione`) REFERENCES `lavoro` (`id_lavoro`) ON DELETE CASCADE ON UPDATE CASCADE,</text:span></text:p><text:p><text:span text:style-name="T165"><text:s text:c="2"/></text:span><text:span text:style-name="T165">ADD CONSTRAINT `offertacitta_fk` FOREIGN KEY (`luogo`) REFERENCES `citta` (`id_citta`) ON DELETE CASCADE ON UPDATE CASCADE;</text:span></text:p></draw:text-box></draw:frame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p text:style-name="P316"><text:span text:style-name="T23"/></text:p>
      <text:list xml:id="list190020278910740" text:continue-numbering="true" text:style-name="L39">
        <text:list-item>
          <text:p text:style-name="P325"><text:span text:style-name="T23">CONSULTAZIONE(</text:span><text:span text:style-name="T20">id_utente</text:span><text:span text:style-name="T23">, </text:span><text:span text:style-name="T20">id_offerta</text:span><text:span text:style-name="T23">)</text:span></text:p>
        </text:list-item>
      </text:list>
      <text:p text:style-name="P317"><draw:frame text:anchor-type="paragraph" draw:z-index="15" draw:name="Forma4" draw:style-name="gr7" draw:text-style-name="P330" svg:width="15.011cm" svg:height="5.118cm" svg:x="1.199cm" svg:y="0.487cm"><draw:text-box><text:p><text:span text:style-name="T165">CREATE TABLE `consultazione` (</text:span></text:p><text:p><text:span text:style-name="T165"><text:s text:c="2"/></text:span><text:span text:style-name="T165">`id_utente` smallint(20) DEFAULT NULL,</text:span></text:p><text:p><text:span text:style-name="T165"><text:s text:c="2"/></text:span><text:span text:style-name="T165">`id_offerta` smallint(20) DEFAULT NULL,</text:span></text:p><text:p><text:span text:style-name="T165"><text:s text:c="2"/></text:span><text:span text:style-name="T165">KEY `id_utente` (`id_utente`),</text:span></text:p><text:p><text:span text:style-name="T165"><text:s text:c="2"/></text:span><text:span text:style-name="T165">KEY `id_offerta` (`id_offerta`)</text:span></text:p><text:p><text:span text:style-name="T165">) ENGINE=InnoDB DEFAULT CHARSET=utf8;</text:span></text:p><text:p><text:span text:style-name="T165"/></text:p><text:p><text:span text:style-name="T165">ALTER TABLE `consultazione`</text:span></text:p><text:p><text:span text:style-name="T165"><text:s text:c="2"/></text:span><text:span text:style-name="T165">ADD CONSTRAINT `consultazioneutente_fk` FOREIGN KEY (`id_utente`) REFERENCES `utente` (`id_utente`) ON DELETE CASCADE ON UPDATE CASCADE,</text:span></text:p><text:p><text:span text:style-name="T165"><text:s text:c="2"/></text:span><text:span text:style-name="T165">ADD CONSTRAINT `consultazioneofferta_fk` FOREIGN KEY (`id_offerta`) REFERENCES `offerta` (`id_offerta`) ON DELETE CASCADE ON UPDATE CASCADE;</text:span></text:p></draw:text-box></draw:frame><text:span text:style-name="T23"/></text:p>
      <text:p text:style-name="P317"><text:span text:style-name="T23"/></text:p>
      <text:p text:style-name="P317"><text:span text:style-name="T23"/></text:p>
      <text:p text:style-name="P317"><text:span text:style-name="T23"/></text:p>
      <text:p text:style-name="P317"><text:span text:style-name="T23"/></text:p>
      <text:p text:style-name="P317"><text:span text:style-name="T23"/></text:p>
      <text:p text:style-name="P317"><text:span text:style-name="T23"/></text:p>
      <text:p text:style-name="P317"><text:span text:style-name="T23"/></text:p>
      <text:p text:style-name="P317"><text:span text:style-name="T23"/></text:p>
      <text:p text:style-name="P317"><text:span text:style-name="T23"/></text:p>
      <text:p text:style-name="P317"><text:span text:style-name="T23"/></text:p>
      <text:p text:style-name="P317"><text:span text:style-name="T23"/></text:p>
      <text:list xml:id="list190020655658950" text:continue-numbering="true" text:style-name="L39">
        <text:list-item>
          <text:p text:style-name="P318"><text:span text:style-name="T23">GRUPPO(</text:span><text:span text:style-name="T20">id_gruppo</text:span><text:span text:style-name="T23">, affinita, nome)</text:span></text:p>
        </text:list-item>
      </text:list>
      <text:p text:style-name="P319"><draw:frame text:anchor-type="paragraph" draw:z-index="16" draw:name="Forma4" draw:style-name="gr8" draw:text-style-name="P330" svg:width="15.011cm" svg:height="4.684cm" svg:x="1.199cm" svg:y="0.487cm"><draw:text-box><text:p><text:span text:style-name="T165">CREATE TABLE `gruppo` (</text:span></text:p><text:p><text:span text:style-name="T165"><text:s text:c="2"/></text:span><text:span text:style-name="T165">`id_gruppo` smallint(10) NOT NULL AUTO_INCREMENT,</text:span></text:p><text:p><text:span text:style-name="T165"><text:s text:c="2"/></text:span><text:span text:style-name="T165">`affinita` smallint(20) NOT NULL,</text:span></text:p><text:p><text:span text:style-name="T165"><text:s text:c="2"/></text:span><text:span text:style-name="T165">`nome_gruppo` varchar(30) NOT NULL,</text:span></text:p><text:p><text:span text:style-name="T165"><text:s text:c="2"/></text:span><text:span text:style-name="T165">PRIMARY KEY (`id_gruppo`),</text:span></text:p><text:p><text:span text:style-name="T165"><text:s text:c="2"/></text:span><text:span text:style-name="T165">KEY `citta_lavoro` (`affinita`)</text:span></text:p><text:p><text:span text:style-name="T165">) ENGINE=InnoDB DEFAULT CHARSET=utf8;</text:span></text:p><text:p><text:span text:style-name="T165"/></text:p><text:p><text:span text:style-name="T165">ALTER TABLE `gruppo`</text:span></text:p><text:p><text:span text:style-name="T165"><text:s text:c="2"/></text:span><text:span text:style-name="T165">ADD CONSTRAINT `cittagruppo_fk` FOREIGN KEY (`affinita`) REFERENCES `lavoro` (`id_lavoro`) ON DELETE CASCADE ON UPDATE CASCADE;</text:span></text:p></draw:text-box></draw:frame><text:span text:style-name="T23"/></text:p>
      <text:p text:style-name="P319"><text:span text:style-name="T23"/></text:p>
      <text:p text:style-name="P319"><text:span text:style-name="T23"/></text:p>
      <text:p text:style-name="P319"><text:span text:style-name="T23"/></text:p>
      <text:p text:style-name="P319"><text:span text:style-name="T23"/></text:p>
      <text:p text:style-name="P319"><text:span text:style-name="T23"/></text:p>
      <text:p text:style-name="P319"><text:span text:style-name="T23"/></text:p>
      <text:p text:style-name="P319"><text:span text:style-name="T23"/></text:p>
      <text:p text:style-name="P319"><text:span text:style-name="T23"/></text:p>
      <text:p text:style-name="P319"><text:span text:style-name="T23"/></text:p>
      <text:p text:style-name="P319"><text:span text:style-name="T23"/></text:p>
      <text:list xml:id="list190021608995579" text:continue-numbering="true" text:style-name="L39">
        <text:list-item>
          <text:p text:style-name="P320"><text:span text:style-name="T23">APPARTENENZA(</text:span><text:span text:style-name="T20">id_utente</text:span><text:span text:style-name="T23">, </text:span><text:span text:style-name="T20">id_gruppo</text:span><text:span text:style-name="T23">)</text:span></text:p>
        </text:list-item>
      </text:list>
      <text:p text:style-name="P321"><draw:frame text:anchor-type="paragraph" draw:z-index="17" draw:name="Forma4" draw:style-name="gr9" draw:text-style-name="P330" svg:width="15.011cm" svg:height="5.135cm" svg:x="1.199cm" svg:y="0.487cm"><draw:text-box><text:p><text:span text:style-name="T165">CREATE TABLE `appartenenza` (</text:span></text:p><text:p><text:span text:style-name="T165"><text:s text:c="2"/></text:span><text:span text:style-name="T165">`id_utente` smallint(20) DEFAULT NULL,</text:span></text:p><text:p><text:span text:style-name="T165"><text:s text:c="2"/></text:span><text:span text:style-name="T165">`id_gruppo` smallint(20) DEFAULT NULL,</text:span></text:p><text:p><text:span text:style-name="T165"><text:s text:c="2"/></text:span><text:span text:style-name="T165">KEY `id_utente` (`id_utente`),</text:span></text:p><text:p><text:span text:style-name="T165"><text:s text:c="2"/></text:span><text:span text:style-name="T165">KEY `id_gruppo` (`id_gruppo`)</text:span></text:p><text:p><text:span text:style-name="T165">) ENGINE=InnoDB DEFAULT CHARSET=utf8;</text:span></text:p><text:p><text:span text:style-name="T165"/></text:p><text:p><text:span text:style-name="T165">ALTER TABLE `appartenenza`</text:span></text:p><text:p><text:span text:style-name="T165"><text:s text:c="2"/></text:span><text:span text:style-name="T165">ADD CONSTRAINT `appartenenzautente_fk` FOREIGN KEY (`id_utente`) REFERENCES `utente` (`id_utente`) ON DELETE CASCADE ON UPDATE CASCADE,</text:span></text:p><text:p><text:span text:style-name="T165"><text:s text:c="2"/></text:span><text:span text:style-name="T165">ADD CONSTRAINT `appartenenzagruppo_fk` FOREIGN KEY (`id_gruppo`) REFERENCES `gruppo` (`id_gruppo`) ON DELETE CASCADE ON UPDATE CASCADE;</text:span></text:p></draw:text-box></draw:frame><text:span text:style-name="T23"/></text:p>
      <text:p text:style-name="P321"><text:span text:style-name="T23"/></text:p>
      <text:p text:style-name="P321"><text:span text:style-name="T23"/></text:p>
      <text:p text:style-name="P321"><text:span text:style-name="T23"/></text:p>
      <text:p text:style-name="P321"><text:span text:style-name="T23"/></text:p>
      <text:p text:style-name="P321"><text:span text:style-name="T23"/></text:p>
      <text:p text:style-name="P321"><text:span text:style-name="T23"/></text:p>
      <text:p text:style-name="P321"><text:span text:style-name="T23"/></text:p>
      <text:p text:style-name="P321"><text:span text:style-name="T23"/></text:p>
      <text:p text:style-name="P321"><text:span text:style-name="T23"/></text:p>
      <text:p text:style-name="P321"><text:span text:style-name="T23"/></text:p>
      <text:p text:style-name="P321"><text:span text:style-name="T23"/></text:p>
      <text:list xml:id="list190021043904232" text:continue-numbering="true" text:style-name="L39">
        <text:list-item>
          <text:p text:style-name="P326"><text:span text:style-name="T23">NODO(</text:span><text:span text:style-name="T20">id_nodo</text:span><text:span text:style-name="T23">, contatto, utente)</text:span></text:p>
        </text:list-item>
      </text:list>
      <text:p text:style-name="P322"><draw:frame text:anchor-type="paragraph" draw:z-index="18" draw:name="Forma4" draw:style-name="gr10" draw:text-style-name="P330" svg:width="15.011cm" svg:height="6.01cm" svg:x="1.199cm" svg:y="0.487cm"><draw:text-box><text:p><text:span text:style-name="T165">CREATE TABLE `nodo` (</text:span></text:p><text:p><text:span text:style-name="T165"><text:s text:c="2"/></text:span><text:span text:style-name="T165">`id_nodo` smallint(20) NOT NULL AUTO_INCREMENT,</text:span></text:p><text:p><text:span text:style-name="T165"><text:s text:c="2"/></text:span><text:span text:style-name="T165">`contatto` smallint(20) NOT NULL,</text:span></text:p><text:p><text:span text:style-name="T165"><text:s text:c="2"/></text:span><text:span text:style-name="T165">`utente` smallint(20) NOT NULL,</text:span></text:p><text:p><text:span text:style-name="T165"><text:s text:c="2"/></text:span><text:span text:style-name="T165">PRIMARY KEY (`id_nodo`),</text:span></text:p><text:p><text:span text:style-name="T165"><text:s text:c="2"/></text:span><text:span text:style-name="T165">KEY `contatto` (`contatto`),</text:span></text:p><text:p><text:span text:style-name="T165"><text:s text:c="2"/></text:span><text:span text:style-name="T165">KEY `utente` (`utente`)</text:span></text:p><text:p><text:span text:style-name="T165">) ENGINE=InnoDB DEFAULT CHARSET=utf8;</text:span></text:p><text:p><text:span text:style-name="T165"/></text:p><text:p><text:span text:style-name="T165">ALTER TABLE `nodo`</text:span></text:p><text:p><text:span text:style-name="T165"><text:s text:c="2"/></text:span><text:span text:style-name="T165">ADD CONSTRAINT `nodocontatto_fk` FOREIGN KEY (`contatto`) REFERENCES `contatto` (`id_contatto`) ON DELETE CASCADE ON UPDATE CASCADE,</text:span></text:p><text:p><text:span text:style-name="T165"><text:s text:c="2"/></text:span><text:span text:style-name="T165">ADD CONSTRAINT `nodoutente_fk` FOREIGN KEY (`utente`) REFERENCES `utente` (`id_utente`) ON DELETE CASCADE ON UPDATE CASCADE;</text:span></text:p></draw:text-box></draw:frame><text:span text:style-name="T23"/></text:p>
      <text:p text:style-name="P322"><text:span text:style-name="T23"/></text:p>
      <text:p text:style-name="P322"><text:span text:style-name="T23"/></text:p>
      <text:p text:style-name="P322"><text:span text:style-name="T23"/></text:p>
      <text:p text:style-name="P322"><text:span text:style-name="T23"/></text:p>
      <text:p text:style-name="P322"><text:span text:style-name="T23"/></text:p>
      <text:p text:style-name="P322"><text:span text:style-name="T23"/></text:p>
      <text:p text:style-name="P322"><text:span text:style-name="T23"/></text:p>
      <text:p text:style-name="P322"><text:span text:style-name="T23"/></text:p>
      <text:p text:style-name="P322"><text:span text:style-name="T23"/></text:p>
      <text:p text:style-name="P322"><text:span text:style-name="T23"/></text:p>
      <text:p text:style-name="P322"><text:span text:style-name="T23"/></text:p>
      <text:p text:style-name="P322"><text:span text:style-name="T23"/></text:p>
      <text:p text:style-name="P322"><text:span text:style-name="T23"/></text:p>
      <text:list xml:id="list190020328264254" text:continue-numbering="true" text:style-name="L39">
        <text:list-item>
          <text:p text:style-name="P323"><text:span text:style-name="T23">SECONDO(</text:span><text:span text:style-name="T20">id_utente</text:span><text:span text:style-name="T23">, </text:span><text:span text:style-name="T20">id_nodo</text:span><text:span text:style-name="T23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08T19:00:19.280000000</dc:date>
    <meta:editing-duration>P2DT8H57M43S</meta:editing-duration>
    <meta:editing-cycles>386</meta:editing-cycles>
    <meta:generator>LibreOffice/5.2.2.2$Windows_x86 LibreOffice_project/8f96e87c890bf8fa77463cd4b640a2312823f3ad</meta:generator>
    <meta:document-statistic meta:table-count="8" meta:image-count="9" meta:object-count="0" meta:page-count="27" meta:paragraph-count="483" meta:word-count="4692" meta:character-count="31584" meta:non-whitespace-character-count="27219"/>
  </office:meta>
</office:document-meta>
</file>